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64cm" svg:height="6.054cm" svg:x="0cm" svg:y="38.52cm">
            <draw:object draw:notify-on-update-of-ranges="Sheet1.A4:Sheet1.A4 Sheet1.A5:Sheet1.A55 Sheet1.B4:Sheet1.B4 Sheet1.B5:Sheet1.B55 Sheet1.A4:Sheet1.A4 Sheet1.A5:Sheet1.A55 Sheet1.C4:Sheet1.C4 Sheet1.C5:Sheet1.C55 Sheet1.A4:Sheet1.A4 Sheet1.A5:Sheet1.A55 Sheet1.D4:Sheet1.D4 Sheet1.D5:Sheet1.D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29cm" svg:height="6.316cm" svg:x="12.091cm" svg:y="38.374cm">
            <draw:object draw:notify-on-update-of-ranges="Sheet1.F4:Sheet1.F4 Sheet1.F5:Sheet1.F83 Sheet1.G4:Sheet1.G4 Sheet1.G5:Sheet1.G83 Sheet1.F4:Sheet1.F4 Sheet1.F5:Sheet1.F83 Sheet1.H4:Sheet1.H4 Sheet1.H5:Sheet1.H83 Sheet1.F4:Sheet1.F4 Sheet1.F5:Sheet1.F83 Sheet1.I4:Sheet1.I4 Sheet1.I5:Sheet1.I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797cm" svg:height="6.073cm" svg:x="24.773cm" svg:y="8.929cm">
            <draw:object draw:notify-on-update-of-ranges="Sheet1.L4:Sheet1.L4 Sheet1.L5:Sheet1.L17 Sheet1.M4:Sheet1.M4 Sheet1.M5:Sheet1.M17 Sheet1.L4:Sheet1.L4 Sheet1.L5:Sheet1.L17 Sheet1.N4:Sheet1.N4 Sheet1.N5:Sheet1.N17 Sheet1.L4:Sheet1.L4 Sheet1.L5:Sheet1.L17 Sheet1.O4:Sheet1.O4 Sheet1.O5:Sheet1.O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593cm" svg:height="6.521cm" svg:x="36.156cm" svg:y="8.715cm">
            <draw:object draw:notify-on-update-of-ranges="Sheet1.Q4:Sheet1.Q4 Sheet1.Q5:Sheet1.Q18 Sheet1.R4:Sheet1.R4 Sheet1.R5:Sheet1.R18 Sheet1.Q4:Sheet1.Q4 Sheet1.Q5:Sheet1.Q18 Sheet1.S4:Sheet1.S4 Sheet1.S5:Sheet1.S18 Sheet1.Q4:Sheet1.Q4 Sheet1.Q5:Sheet1.Q18 Sheet1.T4:Sheet1.T4 Sheet1.T5:Sheet1.T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375cm" svg:height="5.836cm" svg:x="35.583cm" svg:y="33.877cm">
            <draw:object draw:notify-on-update-of-ranges="Sheet1.Q54:Sheet1.Q67 Sheet1.R53:Sheet1.R53 Sheet1.R54:Sheet1.R67 Sheet1.Q54:Sheet1.Q67 Sheet1.S53:Sheet1.S53 Sheet1.S54:Sheet1.S67 Sheet1.Q54:Sheet1.Q67 Sheet1.T53:Sheet1.T53 Sheet1.T54:Sheet1.T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0.035cm" svg:height="5.644cm" svg:x="24.909cm" svg:y="30.625cm">
            <draw:object draw:notify-on-update-of-ranges="Sheet1.L53:Sheet1.L53 Sheet1.L54:Sheet1.L65 Sheet1.M53:Sheet1.M53 Sheet1.M54:Sheet1.M65 Sheet1.L53:Sheet1.L53 Sheet1.L54:Sheet1.L65 Sheet1.N53:Sheet1.N53 Sheet1.N54:Sheet1.N65 Sheet1.L53:Sheet1.L53 Sheet1.L54:Sheet1.L65 Sheet1.O53:Sheet1.O53 Sheet1.O54:Sheet1.O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Before speedProfile implementation</text:p>
          </table:table-cell>
          <table:table-cell table:number-columns-repeated="10"/>
          <table:table-cell office:value-type="string" calcext:value-type="string">
            <text:p>speedProfile implementation : constant perf</text:p>
          </table:table-cell>
          <table:table-cell table:number-columns-repeated="10"/>
          <table:table-cell office:value-type="string" calcext:value-type="string">
            <text:p>speedProfile implementation : trapezoidal-linear perf</text:p>
          </table:table-cell>
          <table:table-cell table:number-columns-repeated="10"/>
          <table:table-cell office:value-type="string" calcext:value-type="string">
            <text:p>speedProfile implementation : trapezoidal-exponential pe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s</text:p>
          </table:table-cell>
          <table:table-cell table:number-columns-repeated="11"/>
          <table:table-cell table:style-name="ce1" office:value-type="string" calcext:value-type="string">
            <text:p>angles</text:p>
          </table:table-cell>
          <table:table-cell table:number-columns-repeated="9"/>
          <table:table-cell office:value-type="string" calcext:value-type="string">
            <text:p>angl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table:formula="of:=[.A4]" office:value-type="string" office:string-value="time " calcext:value-type="string">
            <text:p>time 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934296" calcext:value-type="float">
            <text:p>22.934296</text:p>
          </table:table-cell>
          <table:table-cell office:value-type="float" office:value="165.705643" calcext:value-type="float">
            <text:p>165.705643</text:p>
          </table:table-cell>
          <table:table-cell office:value-type="float" office:value="169.190079" calcext:value-type="float">
            <text:p>169.190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808975" calcext:value-type="float">
            <text:p>83.808975</text:p>
          </table:table-cell>
          <table:table-cell office:value-type="float" office:value="135.882996" calcext:value-type="float">
            <text:p>135.882996</text:p>
          </table:table-cell>
          <table:table-cell office:value-type="float" office:value="90.5" calcext:value-type="float">
            <text:p>90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27.149498" calcext:value-type="float">
            <text:p>27.15</text:p>
          </table:table-cell>
          <table:table-cell table:style-name="ce2" office:value-type="float" office:value="164.252716" calcext:value-type="float">
            <text:p>164.25</text:p>
          </table:table-cell>
          <table:table-cell table:style-name="ce2" office:value-type="float" office:value="164.190079" calcext:value-type="float">
            <text:p>164.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86.915253" calcext:value-type="float">
            <text:p>86.92</text:p>
          </table:table-cell>
          <table:table-cell table:style-name="ce2" office:value-type="float" office:value="130.082993" calcext:value-type="float">
            <text:p>130.08</text:p>
          </table:table-cell>
          <table:table-cell table:style-name="ce2" office:value-type="float" office:value="86.671722" calcext:value-type="float">
            <text:p>86.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811218" calcext:value-type="float">
            <text:p>34.811218</text:p>
          </table:table-cell>
          <table:table-cell office:value-type="float" office:value="160.585129" calcext:value-type="float">
            <text:p>160.585129</text:p>
          </table:table-cell>
          <table:table-cell office:value-type="float" office:value="154.190079" calcext:value-type="float">
            <text:p>154.190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.098343" calcext:value-type="float">
            <text:p>93.098343</text:p>
          </table:table-cell>
          <table:table-cell office:value-type="float" office:value="120.082993" calcext:value-type="float">
            <text:p>120.082993</text:p>
          </table:table-cell>
          <table:table-cell office:value-type="float" office:value="78.393616" calcext:value-type="float">
            <text:p>78.3936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811218" calcext:value-type="float">
            <text:p>34.811218</text:p>
          </table:table-cell>
          <table:table-cell office:value-type="float" office:value="160.585129" calcext:value-type="float">
            <text:p>160.585129</text:p>
          </table:table-cell>
          <table:table-cell office:value-type="float" office:value="154.190079" calcext:value-type="float">
            <text:p>154.190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.098343" calcext:value-type="float">
            <text:p>93.098343</text:p>
          </table:table-cell>
          <table:table-cell office:value-type="float" office:value="120.082993" calcext:value-type="float">
            <text:p>120.082993</text:p>
          </table:table-cell>
          <table:table-cell office:value-type="float" office:value="78.393616" calcext:value-type="float">
            <text:p>78.3936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134296" calcext:value-type="float">
            <text:p>24.134296</text:p>
          </table:table-cell>
          <table:table-cell office:value-type="float" office:value="164.505646" calcext:value-type="float">
            <text:p>164.505646</text:p>
          </table:table-cell>
          <table:table-cell office:value-type="float" office:value="167.190079" calcext:value-type="float">
            <text:p>167.1900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.008972" calcext:value-type="float">
            <text:p>85.008972</text:p>
          </table:table-cell>
          <table:table-cell office:value-type="float" office:value="134.682999" calcext:value-type="float">
            <text:p>134.682999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2" office:value-type="float" office:value="32.564701" calcext:value-type="float">
            <text:p>32.56</text:p>
          </table:table-cell>
          <table:table-cell table:style-name="ce2" office:value-type="float" office:value="161.599792" calcext:value-type="float">
            <text:p>161.60</text:p>
          </table:table-cell>
          <table:table-cell table:style-name="ce2" office:value-type="float" office:value="157.190079" calcext:value-type="float">
            <text:p>157.1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1.221527" calcext:value-type="float">
            <text:p>91.22</text:p>
          </table:table-cell>
          <table:table-cell table:style-name="ce2" office:value-type="float" office:value="123.082993" calcext:value-type="float">
            <text:p>123.08</text:p>
          </table:table-cell>
          <table:table-cell table:style-name="ce2" office:value-type="float" office:value="80.843445" calcext:value-type="float">
            <text:p>80.8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7.909576" calcext:value-type="float">
            <text:p>47.909576</text:p>
          </table:table-cell>
          <table:table-cell office:value-type="float" office:value="154.175293" calcext:value-type="float">
            <text:p>154.175293</text:p>
          </table:table-cell>
          <table:table-cell office:value-type="float" office:value="137.190079" calcext:value-type="float">
            <text:p>137.1900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2.376625" calcext:value-type="float">
            <text:p>102.376625</text:p>
          </table:table-cell>
          <table:table-cell office:value-type="float" office:value="103" calcext:value-type="float">
            <text:p>103</text:p>
          </table:table-cell>
          <table:table-cell office:value-type="float" office:value="65.870132" calcext:value-type="float">
            <text:p>65.87013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7.909576" calcext:value-type="float">
            <text:p>47.909576</text:p>
          </table:table-cell>
          <table:table-cell office:value-type="float" office:value="154.175293" calcext:value-type="float">
            <text:p>154.175293</text:p>
          </table:table-cell>
          <table:table-cell office:value-type="float" office:value="137.190079" calcext:value-type="float">
            <text:p>137.1900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3.474968" calcext:value-type="float">
            <text:p>103.474968</text:p>
          </table:table-cell>
          <table:table-cell office:value-type="float" office:value="103.082993" calcext:value-type="float">
            <text:p>103.082993</text:p>
          </table:table-cell>
          <table:table-cell office:value-type="float" office:value="64.263748" calcext:value-type="float">
            <text:p>64.2637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334297" calcext:value-type="float">
            <text:p>25.334297</text:p>
          </table:table-cell>
          <table:table-cell office:value-type="float" office:value="163.305649" calcext:value-type="float">
            <text:p>163.305649</text:p>
          </table:table-cell>
          <table:table-cell office:value-type="float" office:value="165.190079" calcext:value-type="float">
            <text:p>165.1900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.208969" calcext:value-type="float">
            <text:p>86.208969</text:p>
          </table:table-cell>
          <table:table-cell office:value-type="float" office:value="133.483002" calcext:value-type="float">
            <text:p>133.483002</text:p>
          </table:table-cell>
          <table:table-cell office:value-type="float" office:value="86.5" calcext:value-type="float">
            <text:p>86.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2" office:value-type="float" office:value="37.979904" calcext:value-type="float">
            <text:p>37.98</text:p>
          </table:table-cell>
          <table:table-cell table:style-name="ce2" office:value-type="float" office:value="158.946869" calcext:value-type="float">
            <text:p>158.95</text:p>
          </table:table-cell>
          <table:table-cell table:style-name="ce2" office:value-type="float" office:value="150.190079" calcext:value-type="float">
            <text:p>150.19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5.527802" calcext:value-type="float">
            <text:p>95.53</text:p>
          </table:table-cell>
          <table:table-cell table:style-name="ce2" office:value-type="float" office:value="116.082993" calcext:value-type="float">
            <text:p>116.08</text:p>
          </table:table-cell>
          <table:table-cell table:style-name="ce2" office:value-type="float" office:value="75.015167" calcext:value-type="float">
            <text:p>75.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.04594" calcext:value-type="float">
            <text:p>61.04594</text:p>
          </table:table-cell>
          <table:table-cell office:value-type="float" office:value="147.607117" calcext:value-type="float">
            <text:p>147.607117</text:p>
          </table:table-cell>
          <table:table-cell office:value-type="float" office:value="120.190079" calcext:value-type="float">
            <text:p>120.1900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3.143295" calcext:value-type="float">
            <text:p>113.143295</text:p>
          </table:table-cell>
          <table:table-cell office:value-type="float" office:value="86" calcext:value-type="float">
            <text:p>86</text:p>
          </table:table-cell>
          <table:table-cell office:value-type="float" office:value="51.136799" calcext:value-type="float">
            <text:p>51.1367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.04594" calcext:value-type="float">
            <text:p>61.04594</text:p>
          </table:table-cell>
          <table:table-cell office:value-type="float" office:value="147.607117" calcext:value-type="float">
            <text:p>147.607117</text:p>
          </table:table-cell>
          <table:table-cell office:value-type="float" office:value="120.190079" calcext:value-type="float">
            <text:p>120.1900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3.958298" calcext:value-type="float">
            <text:p>113.958298</text:p>
          </table:table-cell>
          <table:table-cell office:value-type="float" office:value="86.082993" calcext:value-type="float">
            <text:p>86.082993</text:p>
          </table:table-cell>
          <table:table-cell office:value-type="float" office:value="50.097084" calcext:value-type="float">
            <text:p>50.0970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534298" calcext:value-type="float">
            <text:p>26.534298</text:p>
          </table:table-cell>
          <table:table-cell office:value-type="float" office:value="162.105652" calcext:value-type="float">
            <text:p>162.105652</text:p>
          </table:table-cell>
          <table:table-cell office:value-type="float" office:value="163.190079" calcext:value-type="float">
            <text:p>163.1900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7.408966" calcext:value-type="float">
            <text:p>87.408966</text:p>
          </table:table-cell>
          <table:table-cell office:value-type="float" office:value="132.283005" calcext:value-type="float">
            <text:p>132.283005</text:p>
          </table:table-cell>
          <table:table-cell office:value-type="float" office:value="84.5" calcext:value-type="float">
            <text:p>84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2" office:value-type="float" office:value="43.395107" calcext:value-type="float">
            <text:p>43.40</text:p>
          </table:table-cell>
          <table:table-cell table:style-name="ce2" office:value-type="float" office:value="156.293945" calcext:value-type="float">
            <text:p>156.29</text:p>
          </table:table-cell>
          <table:table-cell table:style-name="ce2" office:value-type="float" office:value="143.190079" calcext:value-type="float">
            <text:p>143.19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office:value-type="float" office:value="99.834076" calcext:value-type="float">
            <text:p>99.83</text:p>
          </table:table-cell>
          <table:table-cell table:style-name="ce2" office:value-type="float" office:value="109.082993" calcext:value-type="float">
            <text:p>109.08</text:p>
          </table:table-cell>
          <table:table-cell table:style-name="ce2" office:value-type="float" office:value="69.18689" calcext:value-type="float">
            <text:p>69.19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74.268166" calcext:value-type="float">
            <text:p>74.268166</text:p>
          </table:table-cell>
          <table:table-cell office:value-type="float" office:value="141.310822" calcext:value-type="float">
            <text:p>141.310822</text:p>
          </table:table-cell>
          <table:table-cell office:value-type="float" office:value="103.190079" calcext:value-type="float">
            <text:p>103.1900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3.817711" calcext:value-type="float">
            <text:p>123.817711</text:p>
          </table:table-cell>
          <table:table-cell office:value-type="float" office:value="69" calcext:value-type="float">
            <text:p>69</text:p>
          </table:table-cell>
          <table:table-cell office:value-type="float" office:value="36.508892" calcext:value-type="float">
            <text:p>36.50889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74.268166" calcext:value-type="float">
            <text:p>74.268166</text:p>
          </table:table-cell>
          <table:table-cell office:value-type="float" office:value="141.310822" calcext:value-type="float">
            <text:p>141.310822</text:p>
          </table:table-cell>
          <table:table-cell office:value-type="float" office:value="103.190079" calcext:value-type="float">
            <text:p>103.1900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4.237366" calcext:value-type="float">
            <text:p>124.237366</text:p>
          </table:table-cell>
          <table:table-cell office:value-type="float" office:value="69.082993" calcext:value-type="float">
            <text:p>69.082993</text:p>
          </table:table-cell>
          <table:table-cell office:value-type="float" office:value="35.864525" calcext:value-type="float">
            <text:p>35.864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734299" calcext:value-type="float">
            <text:p>27.734299</text:p>
          </table:table-cell>
          <table:table-cell office:value-type="float" office:value="160.905655" calcext:value-type="float">
            <text:p>160.905655</text:p>
          </table:table-cell>
          <table:table-cell office:value-type="float" office:value="161.190079" calcext:value-type="float">
            <text:p>161.1900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.608963" calcext:value-type="float">
            <text:p>88.608963</text:p>
          </table:table-cell>
          <table:table-cell office:value-type="float" office:value="131.083008" calcext:value-type="float">
            <text:p>131.083008</text:p>
          </table:table-cell>
          <table:table-cell office:value-type="float" office:value="82.5" calcext:value-type="float">
            <text:p>82.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2" office:value-type="float" office:value="48.81031" calcext:value-type="float">
            <text:p>48.81</text:p>
          </table:table-cell>
          <table:table-cell table:style-name="ce2" office:value-type="float" office:value="153.641022" calcext:value-type="float">
            <text:p>153.64</text:p>
          </table:table-cell>
          <table:table-cell table:style-name="ce2" office:value-type="float" office:value="136.190079" calcext:value-type="float">
            <text:p>136.19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104.14035" calcext:value-type="float">
            <text:p>104.14</text:p>
          </table:table-cell>
          <table:table-cell table:style-name="ce2" office:value-type="float" office:value="102.082993" calcext:value-type="float">
            <text:p>102.08</text:p>
          </table:table-cell>
          <table:table-cell table:style-name="ce2" office:value-type="float" office:value="63.358612" calcext:value-type="float">
            <text:p>63.3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2.608978" calcext:value-type="float">
            <text:p>82.60897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4.279251" calcext:value-type="float">
            <text:p>134.279251</text:p>
          </table:table-cell>
          <table:table-cell office:value-type="float" office:value="52" calcext:value-type="float">
            <text:p>52</text:p>
          </table:table-cell>
          <table:table-cell office:value-type="float" office:value="22.124275" calcext:value-type="float">
            <text:p>22.12427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2.608978" calcext:value-type="float">
            <text:p>82.60897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4.698898" calcext:value-type="float">
            <text:p>134.698898</text:p>
          </table:table-cell>
          <table:table-cell office:value-type="float" office:value="52.082993" calcext:value-type="float">
            <text:p>52.082993</text:p>
          </table:table-cell>
          <table:table-cell office:value-type="float" office:value="21.479908" calcext:value-type="float">
            <text:p>21.4799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.934299" calcext:value-type="float">
            <text:p>28.934299</text:p>
          </table:table-cell>
          <table:table-cell office:value-type="float" office:value="159.705658" calcext:value-type="float">
            <text:p>159.705658</text:p>
          </table:table-cell>
          <table:table-cell office:value-type="float" office:value="159.190079" calcext:value-type="float">
            <text:p>159.1900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9.80896" calcext:value-type="float">
            <text:p>89.80896</text:p>
          </table:table-cell>
          <table:table-cell office:value-type="float" office:value="129.883011" calcext:value-type="float">
            <text:p>129.883011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" office:value-type="float" office:value="54.225513" calcext:value-type="float">
            <text:p>54.23</text:p>
          </table:table-cell>
          <table:table-cell table:style-name="ce2" office:value-type="float" office:value="150.988098" calcext:value-type="float">
            <text:p>150.99</text:p>
          </table:table-cell>
          <table:table-cell table:style-name="ce2" office:value-type="float" office:value="129.190079" calcext:value-type="float">
            <text:p>129.1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108.446625" calcext:value-type="float">
            <text:p>108.45</text:p>
          </table:table-cell>
          <table:table-cell table:style-name="ce2" office:value-type="float" office:value="95.082993" calcext:value-type="float">
            <text:p>95.08</text:p>
          </table:table-cell>
          <table:table-cell table:style-name="ce2" office:value-type="float" office:value="57.530334" calcext:value-type="float">
            <text:p>57.53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2.573002" calcext:value-type="float">
            <text:p>42.573002</text:p>
          </table:table-cell>
          <table:table-cell office:value-type="float" office:value="13.809933" calcext:value-type="float">
            <text:p>13.809933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2.573002" calcext:value-type="float">
            <text:p>42.573002</text:p>
          </table:table-cell>
          <table:table-cell office:value-type="float" office:value="13.809933" calcext:value-type="float">
            <text:p>13.8099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.1343" calcext:value-type="float">
            <text:p>30.1343</text:p>
          </table:table-cell>
          <table:table-cell office:value-type="float" office:value="158.505661" calcext:value-type="float">
            <text:p>158.505661</text:p>
          </table:table-cell>
          <table:table-cell office:value-type="float" office:value="157.190079" calcext:value-type="float">
            <text:p>157.19007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1.008957" calcext:value-type="float">
            <text:p>91.008957</text:p>
          </table:table-cell>
          <table:table-cell office:value-type="float" office:value="128.683014" calcext:value-type="float">
            <text:p>128.683014</text:p>
          </table:table-cell>
          <table:table-cell office:value-type="float" office:value="78.5" calcext:value-type="float">
            <text:p>78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2" office:value-type="float" office:value="59.640717" calcext:value-type="float">
            <text:p>59.64</text:p>
          </table:table-cell>
          <table:table-cell table:style-name="ce2" office:value-type="float" office:value="148.335175" calcext:value-type="float">
            <text:p>148.34</text:p>
          </table:table-cell>
          <table:table-cell table:style-name="ce2" office:value-type="float" office:value="122.190079" calcext:value-type="float">
            <text:p>122.19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2" office:value-type="float" office:value="112.752899" calcext:value-type="float">
            <text:p>112.75</text:p>
          </table:table-cell>
          <table:table-cell table:style-name="ce2" office:value-type="float" office:value="88.082993" calcext:value-type="float">
            <text:p>88.08</text:p>
          </table:table-cell>
          <table:table-cell table:style-name="ce2" office:value-type="float" office:value="51.702057" calcext:value-type="float">
            <text:p>51.70</text:p>
          </table:table-cell>
          <table:table-cell table:number-columns-repeated="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.334301" calcext:value-type="float">
            <text:p>31.334301</text:p>
          </table:table-cell>
          <table:table-cell office:value-type="float" office:value="157.305664" calcext:value-type="float">
            <text:p>157.305664</text:p>
          </table:table-cell>
          <table:table-cell office:value-type="float" office:value="155.190079" calcext:value-type="float">
            <text:p>155.19007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2.208954" calcext:value-type="float">
            <text:p>92.208954</text:p>
          </table:table-cell>
          <table:table-cell office:value-type="float" office:value="127.483017" calcext:value-type="float">
            <text:p>127.483017</text:p>
          </table:table-cell>
          <table:table-cell office:value-type="float" office:value="76.5" calcext:value-type="float">
            <text:p>76.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2" office:value-type="float" office:value="65.055923" calcext:value-type="float">
            <text:p>65.06</text:p>
          </table:table-cell>
          <table:table-cell table:style-name="ce2" office:value-type="float" office:value="145.682266" calcext:value-type="float">
            <text:p>145.68</text:p>
          </table:table-cell>
          <table:table-cell table:style-name="ce2" office:value-type="float" office:value="115.190079" calcext:value-type="float">
            <text:p>115.19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2" office:value-type="float" office:value="117.059174" calcext:value-type="float">
            <text:p>117.06</text:p>
          </table:table-cell>
          <table:table-cell table:style-name="ce2" office:value-type="float" office:value="81.082993" calcext:value-type="float">
            <text:p>81.08</text:p>
          </table:table-cell>
          <table:table-cell table:style-name="ce2" office:value-type="float" office:value="45.873779" calcext:value-type="float">
            <text:p>45.87</text:p>
          </table:table-cell>
          <table:table-cell table:number-columns-repeated="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.534302" calcext:value-type="float">
            <text:p>32.534302</text:p>
          </table:table-cell>
          <table:table-cell office:value-type="float" office:value="156.105667" calcext:value-type="float">
            <text:p>156.105667</text:p>
          </table:table-cell>
          <table:table-cell office:value-type="float" office:value="153.190079" calcext:value-type="float">
            <text:p>153.19007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3.408951" calcext:value-type="float">
            <text:p>93.408951</text:p>
          </table:table-cell>
          <table:table-cell office:value-type="float" office:value="126.28302" calcext:value-type="float">
            <text:p>126.28302</text:p>
          </table:table-cell>
          <table:table-cell office:value-type="float" office:value="74.5" calcext:value-type="float">
            <text:p>74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2" office:value-type="float" office:value="70.47113" calcext:value-type="float">
            <text:p>70.47</text:p>
          </table:table-cell>
          <table:table-cell table:style-name="ce2" office:value-type="float" office:value="143.029343" calcext:value-type="float">
            <text:p>143.03</text:p>
          </table:table-cell>
          <table:table-cell table:style-name="ce2" office:value-type="float" office:value="108.190079" calcext:value-type="float">
            <text:p>108.19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2" office:value-type="float" office:value="121.365448" calcext:value-type="float">
            <text:p>121.37</text:p>
          </table:table-cell>
          <table:table-cell table:style-name="ce2" office:value-type="float" office:value="74.082993" calcext:value-type="float">
            <text:p>74.08</text:p>
          </table:table-cell>
          <table:table-cell table:style-name="ce2" office:value-type="float" office:value="40.045502" calcext:value-type="float">
            <text:p>40.05</text:p>
          </table:table-cell>
          <table:table-cell table:number-columns-repeated="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3.734303" calcext:value-type="float">
            <text:p>33.734303</text:p>
          </table:table-cell>
          <table:table-cell office:value-type="float" office:value="154.90567" calcext:value-type="float">
            <text:p>154.90567</text:p>
          </table:table-cell>
          <table:table-cell office:value-type="float" office:value="151.190079" calcext:value-type="float">
            <text:p>151.19007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4.608948" calcext:value-type="float">
            <text:p>94.608948</text:p>
          </table:table-cell>
          <table:table-cell office:value-type="float" office:value="125.083023" calcext:value-type="float">
            <text:p>125.083023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style-name="ce2" office:value-type="float" office:value="75.88633" calcext:value-type="float">
            <text:p>75.89</text:p>
          </table:table-cell>
          <table:table-cell table:style-name="ce2" office:value-type="float" office:value="140.376434" calcext:value-type="float">
            <text:p>140.38</text:p>
          </table:table-cell>
          <table:table-cell table:style-name="ce2" office:value-type="float" office:value="101.190079" calcext:value-type="float">
            <text:p>101.19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2" office:value-type="float" office:value="125.671722" calcext:value-type="float">
            <text:p>125.67</text:p>
          </table:table-cell>
          <table:table-cell table:style-name="ce2" office:value-type="float" office:value="67.082993" calcext:value-type="float">
            <text:p>67.08</text:p>
          </table:table-cell>
          <table:table-cell table:style-name="ce2" office:value-type="float" office:value="34.217224" calcext:value-type="float">
            <text:p>34.22</text:p>
          </table:table-cell>
          <table:table-cell table:number-columns-repeated="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.934303" calcext:value-type="float">
            <text:p>34.934303</text:p>
          </table:table-cell>
          <table:table-cell office:value-type="float" office:value="153.705673" calcext:value-type="float">
            <text:p>153.705673</text:p>
          </table:table-cell>
          <table:table-cell office:value-type="float" office:value="149.190079" calcext:value-type="float">
            <text:p>149.1900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.808945" calcext:value-type="float">
            <text:p>95.808945</text:p>
          </table:table-cell>
          <table:table-cell office:value-type="float" office:value="123.883026" calcext:value-type="float">
            <text:p>123.883026</text:p>
          </table:table-cell>
          <table:table-cell office:value-type="float" office:value="70.5" calcext:value-type="float">
            <text:p>70.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2" office:value-type="float" office:value="81.301529" calcext:value-type="float">
            <text:p>81.30</text:p>
          </table:table-cell>
          <table:table-cell table:style-name="ce2" office:value-type="float" office:value="137.723511" calcext:value-type="float">
            <text:p>137.72</text:p>
          </table:table-cell>
          <table:table-cell table:style-name="ce2" office:value-type="float" office:value="94.190079" calcext:value-type="float">
            <text:p>94.19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129.977997" calcext:value-type="float">
            <text:p>129.98</text:p>
          </table:table-cell>
          <table:table-cell table:style-name="ce2" office:value-type="float" office:value="60.082993" calcext:value-type="float">
            <text:p>60.08</text:p>
          </table:table-cell>
          <table:table-cell table:style-name="ce2" office:value-type="float" office:value="28.388947" calcext:value-type="float">
            <text:p>28.39</text:p>
          </table:table-cell>
          <table:table-cell table:number-columns-repeated="2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.134304" calcext:value-type="float">
            <text:p>36.134304</text:p>
          </table:table-cell>
          <table:table-cell office:value-type="float" office:value="152.505676" calcext:value-type="float">
            <text:p>152.505676</text:p>
          </table:table-cell>
          <table:table-cell office:value-type="float" office:value="147.190079" calcext:value-type="float">
            <text:p>147.19007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97.008942" calcext:value-type="float">
            <text:p>97.008942</text:p>
          </table:table-cell>
          <table:table-cell office:value-type="float" office:value="122.683029" calcext:value-type="float">
            <text:p>122.683029</text:p>
          </table:table-cell>
          <table:table-cell office:value-type="float" office:value="68.5" calcext:value-type="float">
            <text:p>68.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style-name="ce2" office:value-type="float" office:value="82.608978" calcext:value-type="float">
            <text:p>82.61</text:p>
          </table:table-cell>
          <table:table-cell table:style-name="ce2" office:value-type="float" office:value="137.082993" calcext:value-type="float">
            <text:p>137.08</text:p>
          </table:table-cell>
          <table:table-cell table:style-name="ce2" office:value-type="float" office:value="92.5" calcext:value-type="float">
            <text:p>92.50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2" office:value-type="float" office:value="134.284271" calcext:value-type="float">
            <text:p>134.28</text:p>
          </table:table-cell>
          <table:table-cell table:style-name="ce2" office:value-type="float" office:value="53.082993" calcext:value-type="float">
            <text:p>53.08</text:p>
          </table:table-cell>
          <table:table-cell table:style-name="ce2" office:value-type="float" office:value="22.560669" calcext:value-type="float">
            <text:p>22.56</text:p>
          </table:table-cell>
          <table:table-cell table:number-columns-repeated="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.334305" calcext:value-type="float">
            <text:p>37.334305</text:p>
          </table:table-cell>
          <table:table-cell office:value-type="float" office:value="151.305679" calcext:value-type="float">
            <text:p>151.305679</text:p>
          </table:table-cell>
          <table:table-cell office:value-type="float" office:value="145.190079" calcext:value-type="float">
            <text:p>145.19007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8.208939" calcext:value-type="float">
            <text:p>98.208939</text:p>
          </table:table-cell>
          <table:table-cell office:value-type="float" office:value="121.483032" calcext:value-type="float">
            <text:p>121.483032</text:p>
          </table:table-cell>
          <table:table-cell office:value-type="float" office:value="66.5" calcext:value-type="float">
            <text:p>66.5</text:p>
          </table:table-cell>
          <table:table-cell table:number-columns-repeated="3"/>
          <table:table-cell table:style-name="ce2" table:number-columns-repeated="3"/>
          <table:table-cell/>
          <table:table-cell office:value-type="float" office:value="240" calcext:value-type="float">
            <text:p>240</text:p>
          </table:table-cell>
          <table:table-cell table:style-name="ce2" office:value-type="float" office:value="138.590546" calcext:value-type="float">
            <text:p>138.59</text:p>
          </table:table-cell>
          <table:table-cell table:style-name="ce2" office:value-type="float" office:value="46.082993" calcext:value-type="float">
            <text:p>46.08</text:p>
          </table:table-cell>
          <table:table-cell table:style-name="ce2" office:value-type="float" office:value="16.732391" calcext:value-type="float">
            <text:p>16.73</text:p>
          </table:table-cell>
          <table:table-cell table:number-columns-repeated="2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.534306" calcext:value-type="float">
            <text:p>38.534306</text:p>
          </table:table-cell>
          <table:table-cell office:value-type="float" office:value="150.105682" calcext:value-type="float">
            <text:p>150.105682</text:p>
          </table:table-cell>
          <table:table-cell office:value-type="float" office:value="143.190079" calcext:value-type="float">
            <text:p>143.19007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99.408936" calcext:value-type="float">
            <text:p>99.408936</text:p>
          </table:table-cell>
          <table:table-cell office:value-type="float" office:value="120.283035" calcext:value-type="float">
            <text:p>120.283035</text:p>
          </table:table-cell>
          <table:table-cell office:value-type="float" office:value="64.5" calcext:value-type="float">
            <text:p>64.5</text:p>
          </table:table-cell>
          <table:table-cell table:number-columns-repeated="7"/>
          <table:table-cell office:value-type="float" office:value="260" calcext:value-type="float">
            <text:p>260</text:p>
          </table:table-cell>
          <table:table-cell table:style-name="ce2" office:value-type="float" office:value="140.749832" calcext:value-type="float">
            <text:p>140.75</text:p>
          </table:table-cell>
          <table:table-cell table:style-name="ce2" office:value-type="float" office:value="42.573002" calcext:value-type="float">
            <text:p>42.57</text:p>
          </table:table-cell>
          <table:table-cell table:style-name="ce2" office:value-type="float" office:value="13.809933" calcext:value-type="float">
            <text:p>13.81</text:p>
          </table:table-cell>
          <table:table-cell table:number-columns-repeated="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.734306" calcext:value-type="float">
            <text:p>39.734306</text:p>
          </table:table-cell>
          <table:table-cell office:value-type="float" office:value="148.905685" calcext:value-type="float">
            <text:p>148.905685</text:p>
          </table:table-cell>
          <table:table-cell office:value-type="float" office:value="141.190079" calcext:value-type="float">
            <text:p>141.19007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.608932" calcext:value-type="float">
            <text:p>100.608932</text:p>
          </table:table-cell>
          <table:table-cell office:value-type="float" office:value="119.083038" calcext:value-type="float">
            <text:p>119.083038</text:p>
          </table:table-cell>
          <table:table-cell office:value-type="float" office:value="62.5" calcext:value-type="float">
            <text:p>62.5</text:p>
          </table:table-cell>
          <table:table-cell table:number-columns-repeated="3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.934307" calcext:value-type="float">
            <text:p>40.934307</text:p>
          </table:table-cell>
          <table:table-cell office:value-type="float" office:value="147.705688" calcext:value-type="float">
            <text:p>147.705688</text:p>
          </table:table-cell>
          <table:table-cell office:value-type="float" office:value="139.190079" calcext:value-type="float">
            <text:p>139.19007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1.808929" calcext:value-type="float">
            <text:p>101.808929</text:p>
          </table:table-cell>
          <table:table-cell office:value-type="float" office:value="117.883041" calcext:value-type="float">
            <text:p>117.883041</text:p>
          </table:table-cell>
          <table:table-cell office:value-type="float" office:value="60.5" calcext:value-type="float">
            <text:p>60.5</text:p>
          </table:table-cell>
          <table:table-cell table:number-columns-repeated="3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.134308" calcext:value-type="float">
            <text:p>42.134308</text:p>
          </table:table-cell>
          <table:table-cell office:value-type="float" office:value="146.505692" calcext:value-type="float">
            <text:p>146.505692</text:p>
          </table:table-cell>
          <table:table-cell office:value-type="float" office:value="137.190079" calcext:value-type="float">
            <text:p>137.19007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3.008926" calcext:value-type="float">
            <text:p>103.008926</text:p>
          </table:table-cell>
          <table:table-cell office:value-type="float" office:value="116.683044" calcext:value-type="float">
            <text:p>116.683044</text:p>
          </table:table-cell>
          <table:table-cell office:value-type="float" office:value="58.5" calcext:value-type="float">
            <text:p>58.5</text:p>
          </table:table-cell>
          <table:table-cell table:number-columns-repeated="3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3.334309" calcext:value-type="float">
            <text:p>43.334309</text:p>
          </table:table-cell>
          <table:table-cell office:value-type="float" office:value="145.305695" calcext:value-type="float">
            <text:p>145.305695</text:p>
          </table:table-cell>
          <table:table-cell office:value-type="float" office:value="135.190079" calcext:value-type="float">
            <text:p>135.19007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4.208923" calcext:value-type="float">
            <text:p>104.208923</text:p>
          </table:table-cell>
          <table:table-cell office:value-type="float" office:value="115.483047" calcext:value-type="float">
            <text:p>115.483047</text:p>
          </table:table-cell>
          <table:table-cell office:value-type="float" office:value="56.5" calcext:value-type="float">
            <text:p>56.5</text:p>
          </table:table-cell>
          <table:table-cell table:number-columns-repeated="3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.534309" calcext:value-type="float">
            <text:p>44.534309</text:p>
          </table:table-cell>
          <table:table-cell office:value-type="float" office:value="144.105698" calcext:value-type="float">
            <text:p>144.105698</text:p>
          </table:table-cell>
          <table:table-cell office:value-type="float" office:value="133.190079" calcext:value-type="float">
            <text:p>133.1900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5.40892" calcext:value-type="float">
            <text:p>105.40892</text:p>
          </table:table-cell>
          <table:table-cell office:value-type="float" office:value="114.283051" calcext:value-type="float">
            <text:p>114.283051</text:p>
          </table:table-cell>
          <table:table-cell office:value-type="float" office:value="54.5" calcext:value-type="float">
            <text:p>54.5</text:p>
          </table:table-cell>
          <table:table-cell table:number-columns-repeated="3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.73431" calcext:value-type="float">
            <text:p>45.73431</text:p>
          </table:table-cell>
          <table:table-cell office:value-type="float" office:value="142.905701" calcext:value-type="float">
            <text:p>142.905701</text:p>
          </table:table-cell>
          <table:table-cell office:value-type="float" office:value="131.190079" calcext:value-type="float">
            <text:p>131.19007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.608917" calcext:value-type="float">
            <text:p>106.608917</text:p>
          </table:table-cell>
          <table:table-cell office:value-type="float" office:value="113.083054" calcext:value-type="float">
            <text:p>113.083054</text:p>
          </table:table-cell>
          <table:table-cell office:value-type="float" office:value="52.5" calcext:value-type="float">
            <text:p>52.5</text:p>
          </table:table-cell>
          <table:table-cell table:number-columns-repeated="3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6.934311" calcext:value-type="float">
            <text:p>46.934311</text:p>
          </table:table-cell>
          <table:table-cell office:value-type="float" office:value="141.705704" calcext:value-type="float">
            <text:p>141.705704</text:p>
          </table:table-cell>
          <table:table-cell office:value-type="float" office:value="129.190079" calcext:value-type="float">
            <text:p>129.19007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7.808914" calcext:value-type="float">
            <text:p>107.808914</text:p>
          </table:table-cell>
          <table:table-cell office:value-type="float" office:value="111.883057" calcext:value-type="float">
            <text:p>111.883057</text:p>
          </table:table-cell>
          <table:table-cell office:value-type="float" office:value="50.5" calcext:value-type="float">
            <text:p>50.5</text:p>
          </table:table-cell>
          <table:table-cell table:number-columns-repeated="3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8.134312" calcext:value-type="float">
            <text:p>48.134312</text:p>
          </table:table-cell>
          <table:table-cell office:value-type="float" office:value="140.505707" calcext:value-type="float">
            <text:p>140.505707</text:p>
          </table:table-cell>
          <table:table-cell office:value-type="float" office:value="127.190079" calcext:value-type="float">
            <text:p>127.190079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09.008911" calcext:value-type="float">
            <text:p>109.008911</text:p>
          </table:table-cell>
          <table:table-cell office:value-type="float" office:value="110.68306" calcext:value-type="float">
            <text:p>110.68306</text:p>
          </table:table-cell>
          <table:table-cell office:value-type="float" office:value="48.5" calcext:value-type="float">
            <text:p>48.5</text:p>
          </table:table-cell>
          <table:table-cell table:number-columns-repeated="3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9.334312" calcext:value-type="float">
            <text:p>49.334312</text:p>
          </table:table-cell>
          <table:table-cell office:value-type="float" office:value="139.30571" calcext:value-type="float">
            <text:p>139.30571</text:p>
          </table:table-cell>
          <table:table-cell office:value-type="float" office:value="125.190079" calcext:value-type="float">
            <text:p>125.19007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10.208908" calcext:value-type="float">
            <text:p>110.208908</text:p>
          </table:table-cell>
          <table:table-cell office:value-type="float" office:value="109.483063" calcext:value-type="float">
            <text:p>109.483063</text:p>
          </table:table-cell>
          <table:table-cell office:value-type="float" office:value="46.5" calcext:value-type="float">
            <text:p>46.5</text:p>
          </table:table-cell>
          <table:table-cell table:number-columns-repeated="3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0.534313" calcext:value-type="float">
            <text:p>50.534313</text:p>
          </table:table-cell>
          <table:table-cell office:value-type="float" office:value="138.105713" calcext:value-type="float">
            <text:p>138.105713</text:p>
          </table:table-cell>
          <table:table-cell office:value-type="float" office:value="123.190079" calcext:value-type="float">
            <text:p>123.190079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11.408905" calcext:value-type="float">
            <text:p>111.408905</text:p>
          </table:table-cell>
          <table:table-cell office:value-type="float" office:value="108.283066" calcext:value-type="float">
            <text:p>108.283066</text:p>
          </table:table-cell>
          <table:table-cell office:value-type="float" office:value="44.5" calcext:value-type="float">
            <text:p>44.5</text:p>
          </table:table-cell>
          <table:table-cell table:number-columns-repeated="13"/>
          <table:table-cell table:formula="of:=[.W4]" office:value-type="string" office:string-value="time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1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1.734314" calcext:value-type="float">
            <text:p>51.734314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21.190079" calcext:value-type="float">
            <text:p>121.19007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12.608902" calcext:value-type="float">
            <text:p>112.608902</text:p>
          </table:table-cell>
          <table:table-cell office:value-type="float" office:value="107.083069" calcext:value-type="float">
            <text:p>107.083069</text:p>
          </table:table-cell>
          <table:table-cell office:value-type="float" office:value="42.5" calcext:value-type="float">
            <text:p>42.5</text:p>
          </table:table-cell>
          <table:table-cell table:number-columns-repeated="13"/>
          <table:table-cell table:formula="of:=[.W5]" office:value-type="float" office:value="0" calcext:value-type="float">
            <text:p>0</text:p>
          </table:table-cell>
          <table:table-cell office:value-type="float" office:value="13.076923" calcext:value-type="float">
            <text:p>13.076923</text:p>
          </table:table-cell>
          <table:table-cell office:value-type="float" office:value="6.320513" calcext:value-type="float">
            <text:p>6.320513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2.934315" calcext:value-type="float">
            <text:p>52.93431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9.190079" calcext:value-type="float">
            <text:p>119.190079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13.808899" calcext:value-type="float">
            <text:p>113.808899</text:p>
          </table:table-cell>
          <table:table-cell office:value-type="float" office:value="105.883072" calcext:value-type="float">
            <text:p>105.883072</text:p>
          </table:table-cell>
          <table:table-cell office:value-type="float" office:value="40.5" calcext:value-type="float">
            <text:p>40.5</text:p>
          </table:table-cell>
          <table:table-cell table:number-columns-repeated="13"/>
          <table:table-cell table:formula="of:=[.W6]" office:value-type="float" office:value="50" calcext:value-type="float">
            <text:p>50</text:p>
          </table:table-cell>
          <table:table-cell office:value-type="float" office:value="13.09836" calcext:value-type="float">
            <text:p>13.09836</text:p>
          </table:table-cell>
          <table:table-cell office:value-type="float" office:value="6.409836" calcext:value-type="float">
            <text:p>6.409836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4.134315" calcext:value-type="float">
            <text:p>54.13431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7.190079" calcext:value-type="float">
            <text:p>117.19007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15.008896" calcext:value-type="float">
            <text:p>115.008896</text:p>
          </table:table-cell>
          <table:table-cell office:value-type="float" office:value="104.683075" calcext:value-type="float">
            <text:p>104.683075</text:p>
          </table:table-cell>
          <table:table-cell office:value-type="float" office:value="38.5" calcext:value-type="float">
            <text:p>38.5</text:p>
          </table:table-cell>
          <table:table-cell table:number-columns-repeated="13"/>
          <table:table-cell table:formula="of:=[.W7]" office:value-type="float" office:value="100" calcext:value-type="float">
            <text:p>100</text:p>
          </table:table-cell>
          <table:table-cell office:value-type="float" office:value="13.136363" calcext:value-type="float">
            <text:p>13.136363</text:p>
          </table:table-cell>
          <table:table-cell office:value-type="float" office:value="6.568182" calcext:value-type="float">
            <text:p>6.568182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5.334316" calcext:value-type="float">
            <text:p>55.334316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5.190079" calcext:value-type="float">
            <text:p>115.190079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116.208893" calcext:value-type="float">
            <text:p>116.208893</text:p>
          </table:table-cell>
          <table:table-cell office:value-type="float" office:value="103.483078" calcext:value-type="float">
            <text:p>103.483078</text:p>
          </table:table-cell>
          <table:table-cell office:value-type="float" office:value="36.5" calcext:value-type="float">
            <text:p>36.5</text:p>
          </table:table-cell>
          <table:table-cell table:number-columns-repeated="13"/>
          <table:table-cell table:formula="of:=[.W8]" office:value-type="float" office:value="150" calcext:value-type="float">
            <text:p>150</text:p>
          </table:table-cell>
          <table:table-cell office:value-type="float" office:value="13.222222" calcext:value-type="float">
            <text:p>13.222222</text:p>
          </table:table-cell>
          <table:table-cell office:value-type="float" office:value="6.296296" calcext:value-type="float">
            <text:p>6.296296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6.534317" calcext:value-type="float">
            <text:p>56.534317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3.190079" calcext:value-type="float">
            <text:p>113.190079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17.40889" calcext:value-type="float">
            <text:p>117.40889</text:p>
          </table:table-cell>
          <table:table-cell office:value-type="float" office:value="102.283081" calcext:value-type="float">
            <text:p>102.283081</text:p>
          </table:table-cell>
          <table:table-cell office:value-type="float" office:value="34.5" calcext:value-type="float">
            <text:p>34.5</text:p>
          </table:table-cell>
          <table:table-cell table:number-columns-repeated="13"/>
          <table:table-cell table:formula="of:=[.W9]" office:value-type="float" office:value="200" calcext:value-type="float">
            <text:p>200</text:p>
          </table:table-cell>
          <table:table-cell office:value-type="float" office:value="13.6" calcext:value-type="float">
            <text:p>13.6</text:p>
          </table:table-cell>
          <table:table-cell office:value-type="float" office:value="6.8" calcext:value-type="float">
            <text:p>6.8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7.734318" calcext:value-type="float">
            <text:p>57.73431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11.190079" calcext:value-type="float">
            <text:p>111.190079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118.608887" calcext:value-type="float">
            <text:p>118.608887</text:p>
          </table:table-cell>
          <table:table-cell office:value-type="float" office:value="101.083084" calcext:value-type="float">
            <text:p>101.083084</text:p>
          </table:table-cell>
          <table:table-cell office:value-type="float" office:value="32.5" calcext:value-type="float">
            <text:p>32.5</text:p>
          </table:table-cell>
          <table:table-cell table:number-columns-repeated="3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8.934319" calcext:value-type="float">
            <text:p>58.93431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9.190079" calcext:value-type="float">
            <text:p>109.19007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19.808884" calcext:value-type="float">
            <text:p>119.808884</text:p>
          </table:table-cell>
          <table:table-cell office:value-type="float" office:value="99.883087" calcext:value-type="float">
            <text:p>99.883087</text:p>
          </table:table-cell>
          <table:table-cell office:value-type="float" office:value="30.5" calcext:value-type="float">
            <text:p>30.5</text:p>
          </table:table-cell>
          <table:table-cell table:number-columns-repeated="3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0.134319" calcext:value-type="float">
            <text:p>60.13431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7.190079" calcext:value-type="float">
            <text:p>107.190079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21.008881" calcext:value-type="float">
            <text:p>121.008881</text:p>
          </table:table-cell>
          <table:table-cell office:value-type="float" office:value="98.68309" calcext:value-type="float">
            <text:p>98.68309</text:p>
          </table:table-cell>
          <table:table-cell office:value-type="float" office:value="28.5" calcext:value-type="float">
            <text:p>28.5</text:p>
          </table:table-cell>
          <table:table-cell table:number-columns-repeated="3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1.33432" calcext:value-type="float">
            <text:p>61.3343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5.190079" calcext:value-type="float">
            <text:p>105.19007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22.208878" calcext:value-type="float">
            <text:p>122.208878</text:p>
          </table:table-cell>
          <table:table-cell office:value-type="float" office:value="97.483093" calcext:value-type="float">
            <text:p>97.483093</text:p>
          </table:table-cell>
          <table:table-cell office:value-type="float" office:value="26.5" calcext:value-type="float">
            <text:p>26.5</text:p>
          </table:table-cell>
          <table:table-cell table:number-columns-repeated="3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2.534321" calcext:value-type="float">
            <text:p>62.534321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3.190079" calcext:value-type="float">
            <text:p>103.190079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123.408875" calcext:value-type="float">
            <text:p>123.408875</text:p>
          </table:table-cell>
          <table:table-cell office:value-type="float" office:value="96.283096" calcext:value-type="float">
            <text:p>96.283096</text:p>
          </table:table-cell>
          <table:table-cell office:value-type="float" office:value="24.5" calcext:value-type="float">
            <text:p>24.5</text:p>
          </table:table-cell>
          <table:table-cell table:number-columns-repeated="3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3.734322" calcext:value-type="float">
            <text:p>63.73432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101.190079" calcext:value-type="float">
            <text:p>101.190079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24.608871" calcext:value-type="float">
            <text:p>124.608871</text:p>
          </table:table-cell>
          <table:table-cell office:value-type="float" office:value="95.083099" calcext:value-type="float">
            <text:p>95.083099</text:p>
          </table:table-cell>
          <table:table-cell office:value-type="float" office:value="22.5" calcext:value-type="float">
            <text:p>22.5</text:p>
          </table:table-cell>
          <table:table-cell table:number-columns-repeated="3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.934319" calcext:value-type="float">
            <text:p>64.93431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9.190079" calcext:value-type="float">
            <text:p>99.190079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125.808868" calcext:value-type="float">
            <text:p>125.808868</text:p>
          </table:table-cell>
          <table:table-cell office:value-type="float" office:value="93.883102" calcext:value-type="float">
            <text:p>93.883102</text:p>
          </table:table-cell>
          <table:table-cell office:value-type="float" office:value="20.5" calcext:value-type="float">
            <text:p>20.5</text:p>
          </table:table-cell>
          <table:table-cell table:number-columns-repeated="3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6.134315" calcext:value-type="float">
            <text:p>66.13431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7.190079" calcext:value-type="float">
            <text:p>97.19007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7.008865" calcext:value-type="float">
            <text:p>127.008865</text:p>
          </table:table-cell>
          <table:table-cell office:value-type="float" office:value="92.683105" calcext:value-type="float">
            <text:p>92.683105</text:p>
          </table:table-cell>
          <table:table-cell office:value-type="float" office:value="18.5" calcext:value-type="float">
            <text:p>18.5</text:p>
          </table:table-cell>
          <table:table-cell table:number-columns-repeated="3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7.334312" calcext:value-type="float">
            <text:p>67.33431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5.190079" calcext:value-type="float">
            <text:p>95.190079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28.208862" calcext:value-type="float">
            <text:p>128.208862</text:p>
          </table:table-cell>
          <table:table-cell office:value-type="float" office:value="91.483109" calcext:value-type="float">
            <text:p>91.483109</text:p>
          </table:table-cell>
          <table:table-cell office:value-type="float" office:value="16.5" calcext:value-type="float">
            <text:p>16.5</text:p>
          </table:table-cell>
          <table:table-cell table:number-columns-repeated="3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8.534309" calcext:value-type="float">
            <text:p>68.53430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3.190079" calcext:value-type="float">
            <text:p>93.19007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29.408859" calcext:value-type="float">
            <text:p>129.408859</text:p>
          </table:table-cell>
          <table:table-cell office:value-type="float" office:value="90.283112" calcext:value-type="float">
            <text:p>90.283112</text:p>
          </table:table-cell>
          <table:table-cell office:value-type="float" office:value="14.5" calcext:value-type="float">
            <text:p>14.5</text:p>
          </table:table-cell>
          <table:table-cell table:number-columns-repeated="3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9.734306" calcext:value-type="float">
            <text:p>69.734306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130.608856" calcext:value-type="float">
            <text:p>130.608856</text:p>
          </table:table-cell>
          <table:table-cell office:value-type="float" office:value="89.083115" calcext:value-type="float">
            <text:p>89.083115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.934303" calcext:value-type="float">
            <text:p>70.934303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1.808853" calcext:value-type="float">
            <text:p>131.808853</text:p>
          </table:table-cell>
          <table:table-cell office:value-type="float" office:value="87.883118" calcext:value-type="float">
            <text:p>87.883118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2.1343" calcext:value-type="float">
            <text:p>72.1343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33.00885" calcext:value-type="float">
            <text:p>133.00885</text:p>
          </table:table-cell>
          <table:table-cell office:value-type="float" office:value="86.683121" calcext:value-type="float">
            <text:p>86.683121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3.334297" calcext:value-type="float">
            <text:p>73.334297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34.208847" calcext:value-type="float">
            <text:p>134.208847</text:p>
          </table:table-cell>
          <table:table-cell office:value-type="float" office:value="85.483124" calcext:value-type="float">
            <text:p>85.483124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74.534294" calcext:value-type="float">
            <text:p>74.534294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35.408844" calcext:value-type="float">
            <text:p>135.408844</text:p>
          </table:table-cell>
          <table:table-cell office:value-type="float" office:value="84.283127" calcext:value-type="float">
            <text:p>84.283127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5.734291" calcext:value-type="float">
            <text:p>75.734291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36.608841" calcext:value-type="float">
            <text:p>136.608841</text:p>
          </table:table-cell>
          <table:table-cell office:value-type="float" office:value="83.08313" calcext:value-type="float">
            <text:p>83.08313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6.934288" calcext:value-type="float">
            <text:p>76.93428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137.808838" calcext:value-type="float">
            <text:p>137.808838</text:p>
          </table:table-cell>
          <table:table-cell office:value-type="float" office:value="81.883133" calcext:value-type="float">
            <text:p>81.883133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8.134285" calcext:value-type="float">
            <text:p>78.134285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39.008835" calcext:value-type="float">
            <text:p>139.008835</text:p>
          </table:table-cell>
          <table:table-cell office:value-type="float" office:value="80.683136" calcext:value-type="float">
            <text:p>80.683136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79.334282" calcext:value-type="float">
            <text:p>79.334282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140.208832" calcext:value-type="float">
            <text:p>140.208832</text:p>
          </table:table-cell>
          <table:table-cell office:value-type="float" office:value="79.483139" calcext:value-type="float">
            <text:p>79.483139</text:p>
          </table:table-cell>
          <table:table-cell office:value-type="float" office:value="13.809933" calcext:value-type="float">
            <text:p>13.809933</text:p>
          </table:table-cell>
          <table:table-cell table:number-columns-repeated="3"/>
          <table:table-cell table:style-name="ce1" office:value-type="string" calcext:value-type="string">
            <text:p>angles speeds</text:p>
          </table:table-cell>
          <table:table-cell table:number-columns-repeated="2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.534279" calcext:value-type="float">
            <text:p>80.534279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8.283142" calcext:value-type="float">
            <text:p>78.283142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4]" office:value-type="string" office:string-value="time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/>
          <table:table-cell table:formula="of:=[.Q4]" office:value-type="string" office:string-value="time" calcext:value-type="string">
            <text:p>time</text:p>
          </table:table-cell>
          <table:table-cell office:value-type="string" calcext:value-type="string">
            <text:p>servoLeft</text:p>
          </table:table-cell>
          <table:table-cell office:value-type="string" calcext:value-type="string">
            <text:p><text:s/>servoRight</text:p>
          </table:table-cell>
          <table:table-cell office:value-type="string" calcext:value-type="string">
            <text:p><text:s/>servoZ</text:p>
          </table:table-cell>
          <table:table-cell table:number-columns-repeated="2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81.734276" calcext:value-type="float">
            <text:p>81.734276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7.083145" calcext:value-type="float">
            <text:p>77.083145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5]" office:value-type="float" office:value="0" calcext:value-type="float">
            <text:p>0</text:p>
          </table:table-cell>
          <table:table-cell table:style-name="ce2" office:value-type="float" office:value="5.415203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5]" office:value-type="float" office:value="0" calcext:value-type="float">
            <text:p>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7" calcext:value-type="float">
            <text:p>5.83</text:p>
          </table:table-cell>
          <table:table-cell table:number-columns-repeated="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2.608978" calcext:value-type="float">
            <text:p>82.608978</text:p>
          </table:table-cell>
          <table:table-cell office:value-type="float" office:value="137.082993" calcext:value-type="float">
            <text:p>137.082993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5.883148" calcext:value-type="float">
            <text:p>75.883148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6]" office:value-type="float" office:value="20" calcext:value-type="float">
            <text:p>2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6]" office:value-type="float" office:value="20" calcext:value-type="float">
            <text:p>2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7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550" calcext:value-type="float">
            <text:p>25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4.683151" calcext:value-type="float">
            <text:p>74.683151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7]" office:value-type="float" office:value="40" calcext:value-type="float">
            <text:p>4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7]" office:value-type="float" office:value="40" calcext:value-type="float">
            <text:p>4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7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600" calcext:value-type="float">
            <text:p>26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3.483154" calcext:value-type="float">
            <text:p>73.483154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8]" office:value-type="float" office:value="60" calcext:value-type="float">
            <text:p>6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2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8]" office:value-type="float" office:value="60" calcext:value-type="float">
            <text:p>60</text:p>
          </table:table-cell>
          <table:table-cell table:style-name="ce2" office:value-type="float" office:value="4.306274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650" calcext:value-type="float">
            <text:p>26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2.283157" calcext:value-type="float">
            <text:p>72.283157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9]" office:value-type="float" office:value="80" calcext:value-type="float">
            <text:p>8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9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9]" office:value-type="float" office:value="80" calcext:value-type="float">
            <text:p>8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700" calcext:value-type="float">
            <text:p>27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71.08316" calcext:value-type="float">
            <text:p>71.08316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0]" office:value-type="float" office:value="100" calcext:value-type="float">
            <text:p>10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8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0]" office:value-type="float" office:value="100" calcext:value-type="float">
            <text:p>10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750" calcext:value-type="float">
            <text:p>27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9.883163" calcext:value-type="float">
            <text:p>69.883163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1]" office:value-type="float" office:value="120" calcext:value-type="float">
            <text:p>12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7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1]" office:value-type="float" office:value="120" calcext:value-type="float">
            <text:p>12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800" calcext:value-type="float">
            <text:p>28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8.683167" calcext:value-type="float">
            <text:p>68.683167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2]" office:value-type="float" office:value="140" calcext:value-type="float">
            <text:p>140</text:p>
          </table:table-cell>
          <table:table-cell table:style-name="ce2" office:value-type="float" office:value="5.415204" calcext:value-type="float">
            <text:p>5.42</text:p>
          </table:table-cell>
          <table:table-cell table:style-name="ce2" office:value-type="float" office:value="2.652915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2]" office:value-type="float" office:value="140" calcext:value-type="float">
            <text:p>14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850" calcext:value-type="float">
            <text:p>28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7.48317" calcext:value-type="float">
            <text:p>67.48317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3]" office:value-type="float" office:value="160" calcext:value-type="float">
            <text:p>160</text:p>
          </table:table-cell>
          <table:table-cell table:style-name="ce2" office:value-type="float" office:value="5.415203" calcext:value-type="float">
            <text:p>5.42</text:p>
          </table:table-cell>
          <table:table-cell table:style-name="ce2" office:value-type="float" office:value="2.652918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3]" office:value-type="float" office:value="160" calcext:value-type="float">
            <text:p>16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900" calcext:value-type="float">
            <text:p>29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6.283173" calcext:value-type="float">
            <text:p>66.283173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4]" office:value-type="float" office:value="180" calcext:value-type="float">
            <text:p>180</text:p>
          </table:table-cell>
          <table:table-cell table:style-name="ce2" office:value-type="float" office:value="5.415201" calcext:value-type="float">
            <text:p>5.42</text:p>
          </table:table-cell>
          <table:table-cell table:style-name="ce2" office:value-type="float" office:value="2.652915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4]" office:value-type="float" office:value="180" calcext:value-type="float">
            <text:p>18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950" calcext:value-type="float">
            <text:p>29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5.083176" calcext:value-type="float">
            <text:p>65.083176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5]" office:value-type="float" office:value="200" calcext:value-type="float">
            <text:p>200</text:p>
          </table:table-cell>
          <table:table-cell table:style-name="ce2" office:value-type="float" office:value="5.415203" calcext:value-type="float">
            <text:p>5.42</text:p>
          </table:table-cell>
          <table:table-cell table:style-name="ce2" office:value-type="float" office:value="2.652921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5]" office:value-type="float" office:value="200" calcext:value-type="float">
            <text:p>20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3000" calcext:value-type="float">
            <text:p>30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3.883175" calcext:value-type="float">
            <text:p>63.883175</text:p>
          </table:table-cell>
          <table:table-cell office:value-type="float" office:value="13.809933" calcext:value-type="float">
            <text:p>13.809933</text:p>
          </table:table-cell>
          <table:table-cell table:number-columns-repeated="2"/>
          <table:table-cell table:formula="of:=[.L16]" office:value-type="float" office:value="220" calcext:value-type="float">
            <text:p>220</text:p>
          </table:table-cell>
          <table:table-cell table:style-name="ce2" office:value-type="float" office:value="5.415218" calcext:value-type="float">
            <text:p>5.42</text:p>
          </table:table-cell>
          <table:table-cell table:style-name="ce2" office:value-type="float" office:value="2.65291" calcext:value-type="float">
            <text:p>2.65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formula="of:=[.Q16]" office:value-type="float" office:value="220" calcext:value-type="float">
            <text:p>220</text:p>
          </table:table-cell>
          <table:table-cell table:style-name="ce2" office:value-type="float" office:value="4.306275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3050" calcext:value-type="float">
            <text:p>30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2.683174" calcext:value-type="float">
            <text:p>62.683174</text:p>
          </table:table-cell>
          <table:table-cell office:value-type="float" office:value="13.809933" calcext:value-type="float">
            <text:p>13.809933</text:p>
          </table:table-cell>
          <table:table-cell table:number-columns-repeated="3"/>
          <table:table-cell table:style-name="ce2" table:number-columns-repeated="3"/>
          <table:table-cell/>
          <table:table-cell table:formula="of:=[.Q17]" office:value-type="float" office:value="240" calcext:value-type="float">
            <text:p>240</text:p>
          </table:table-cell>
          <table:table-cell table:style-name="ce2" office:value-type="float" office:value="4.306276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79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3100" calcext:value-type="float">
            <text:p>31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1.483173" calcext:value-type="float">
            <text:p>61.483173</text:p>
          </table:table-cell>
          <table:table-cell office:value-type="float" office:value="13.809933" calcext:value-type="float">
            <text:p>13.809933</text:p>
          </table:table-cell>
          <table:table-cell table:number-columns-repeated="7"/>
          <table:table-cell table:formula="of:=[.Q18]" office:value-type="float" office:value="260" calcext:value-type="float">
            <text:p>260</text:p>
          </table:table-cell>
          <table:table-cell table:style-name="ce2" office:value-type="float" office:value="4.306281" calcext:value-type="float">
            <text:p>4.31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5.82828" calcext:value-type="float">
            <text:p>5.8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3150" calcext:value-type="float">
            <text:p>31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60.283173" calcext:value-type="float">
            <text:p>60.283173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200" calcext:value-type="float">
            <text:p>32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9.083172" calcext:value-type="float">
            <text:p>59.083172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250" calcext:value-type="float">
            <text:p>32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7.883171" calcext:value-type="float">
            <text:p>57.883171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300" calcext:value-type="float">
            <text:p>33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6.68317" calcext:value-type="float">
            <text:p>56.68317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350" calcext:value-type="float">
            <text:p>33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5.48317" calcext:value-type="float">
            <text:p>55.48317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400" calcext:value-type="float">
            <text:p>34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4.283169" calcext:value-type="float">
            <text:p>54.283169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450" calcext:value-type="float">
            <text:p>34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3.083168" calcext:value-type="float">
            <text:p>53.083168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500" calcext:value-type="float">
            <text:p>35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1.883167" calcext:value-type="float">
            <text:p>51.883167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550" calcext:value-type="float">
            <text:p>35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50.683167" calcext:value-type="float">
            <text:p>50.683167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600" calcext:value-type="float">
            <text:p>36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9.483166" calcext:value-type="float">
            <text:p>49.483166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650" calcext:value-type="float">
            <text:p>36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8.283165" calcext:value-type="float">
            <text:p>48.283165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700" calcext:value-type="float">
            <text:p>37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7.083164" calcext:value-type="float">
            <text:p>47.083164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750" calcext:value-type="float">
            <text:p>37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5.883163" calcext:value-type="float">
            <text:p>45.883163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800" calcext:value-type="float">
            <text:p>38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4.683163" calcext:value-type="float">
            <text:p>44.683163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850" calcext:value-type="float">
            <text:p>385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3.483162" calcext:value-type="float">
            <text:p>43.483162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float" office:value="3900" calcext:value-type="float">
            <text:p>3900</text:p>
          </table:table-cell>
          <table:table-cell office:value-type="float" office:value="140.749832" calcext:value-type="float">
            <text:p>140.749832</text:p>
          </table:table-cell>
          <table:table-cell office:value-type="float" office:value="42.573002" calcext:value-type="float">
            <text:p>42.573002</text:p>
          </table:table-cell>
          <table:table-cell office:value-type="float" office:value="13.809933" calcext:value-type="float">
            <text:p>13.809933</text:p>
          </table:table-cell>
          <table:table-cell table:number-columns-repeated="33"/>
        </table:table-row>
        <table:table-row table:style-name="ro1" table:number-rows-repeated="19">
          <table:table-cell table:number-columns-repeated="42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(-100, -2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0, -200, 5)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(0, -200, 5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(100, -20, 100)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6:32:28.063136179</meta:creation-date>
    <dc:date>2026-04-19T11:51:31.719088973</dc:date>
    <meta:editing-duration>PT19H18M38S</meta:editing-duration>
    <meta:editing-cycles>58</meta:editing-cycles>
    <meta:generator>LibreOffice/25.8.6.2$Linux_X86_64 LibreOffice_project/580$Build-2</meta:generator>
    <meta:document-statistic meta:table-count="1" meta:cell-count="92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65cm" svg:height="6.055cm" xlink:href=".." xlink:type="simple" chart:class="chart:scatter" chart:style-name="ch1">
        <chart:legend chart:legend-position="end" svg:x="7.614cm" svg:y="2.23cm" style:legend-expansion="high" chart:style-name="ch2"/>
        <chart:plot-area chart:style-name="ch3" svg:x="0.215cm" svg:y="0.121cm" svg:width="7.184cm" svg:height="5.813cm">
          <chart:coordinate-region svg:x="1.062cm" svg:y="0.32cm" svg:width="5.938cm" svg:height="4.9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55" chart:label-cell-address="Sheet1.B4:Sheet1.B4" chart:class="chart:scatter">
            <chart:domain table:cell-range-address="Sheet1.A5:Sheet1.A55"/>
            <chart:data-point chart:repeated="51"/>
          </chart:series>
          <chart:series chart:style-name="ch8" chart:values-cell-range-address="Sheet1.C5:Sheet1.C55" chart:label-cell-address="Sheet1.C4:Sheet1.C4" chart:class="chart:scatter">
            <chart:data-point chart:repeated="51"/>
          </chart:series>
          <chart:series chart:style-name="ch9" chart:values-cell-range-address="Sheet1.D5:Sheet1.D55" chart:label-cell-address="Sheet1.D4:Sheet1.D4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voLeft</text:p>
                <draw:g>
                  <svg:desc>Sheet1.B4:Sheet1.B4</svg:desc>
                </draw:g>
              </table:table-cell>
              <table:table-cell office:value-type="string">
                <text:p> servoRight</text:p>
                <draw:g>
                  <svg:desc>Sheet1.C4:Sheet1.C4</svg:desc>
                </draw:g>
              </table:table-cell>
              <table:table-cell office:value-type="string">
                <text:p> servoZ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55</svg:desc>
                </draw:g>
              </table:table-cell>
              <table:table-cell office:value-type="float" office:value="22.934296">
                <text:p>22.934296</text:p>
                <draw:g>
                  <svg:desc>Sheet1.B5:Sheet1.B55</svg:desc>
                </draw:g>
              </table:table-cell>
              <table:table-cell office:value-type="float" office:value="165.705643">
                <text:p>165.705643</text:p>
                <draw:g>
                  <svg:desc>Sheet1.C5:Sheet1.C55</svg:desc>
                </draw:g>
              </table:table-cell>
              <table:table-cell office:value-type="float" office:value="169.190079">
                <text:p>169.190079</text:p>
                <draw:g>
                  <svg:desc>Sheet1.D5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4.134296">
                <text:p>24.134296</text:p>
              </table:table-cell>
              <table:table-cell office:value-type="float" office:value="164.505646">
                <text:p>164.505646</text:p>
              </table:table-cell>
              <table:table-cell office:value-type="float" office:value="167.190079">
                <text:p>167.190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5.334297">
                <text:p>25.334297</text:p>
              </table:table-cell>
              <table:table-cell office:value-type="float" office:value="163.305649">
                <text:p>163.305649</text:p>
              </table:table-cell>
              <table:table-cell office:value-type="float" office:value="165.190079">
                <text:p>165.19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6.534298">
                <text:p>26.534298</text:p>
              </table:table-cell>
              <table:table-cell office:value-type="float" office:value="162.105652">
                <text:p>162.105652</text:p>
              </table:table-cell>
              <table:table-cell office:value-type="float" office:value="163.190079">
                <text:p>163.19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7.734299">
                <text:p>27.734299</text:p>
              </table:table-cell>
              <table:table-cell office:value-type="float" office:value="160.905655">
                <text:p>160.905655</text:p>
              </table:table-cell>
              <table:table-cell office:value-type="float" office:value="161.190079">
                <text:p>161.19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8.934299">
                <text:p>28.934299</text:p>
              </table:table-cell>
              <table:table-cell office:value-type="float" office:value="159.705658">
                <text:p>159.705658</text:p>
              </table:table-cell>
              <table:table-cell office:value-type="float" office:value="159.190079">
                <text:p>159.19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.1343">
                <text:p>30.1343</text:p>
              </table:table-cell>
              <table:table-cell office:value-type="float" office:value="158.505661">
                <text:p>158.505661</text:p>
              </table:table-cell>
              <table:table-cell office:value-type="float" office:value="157.190079">
                <text:p>157.190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31.334301">
                <text:p>31.334301</text:p>
              </table:table-cell>
              <table:table-cell office:value-type="float" office:value="157.305664">
                <text:p>157.305664</text:p>
              </table:table-cell>
              <table:table-cell office:value-type="float" office:value="155.190079">
                <text:p>155.190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32.534302">
                <text:p>32.534302</text:p>
              </table:table-cell>
              <table:table-cell office:value-type="float" office:value="156.105667">
                <text:p>156.105667</text:p>
              </table:table-cell>
              <table:table-cell office:value-type="float" office:value="153.190079">
                <text:p>153.19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33.734303">
                <text:p>33.734303</text:p>
              </table:table-cell>
              <table:table-cell office:value-type="float" office:value="154.90567">
                <text:p>154.90567</text:p>
              </table:table-cell>
              <table:table-cell office:value-type="float" office:value="151.190079">
                <text:p>151.19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.934303">
                <text:p>34.934303</text:p>
              </table:table-cell>
              <table:table-cell office:value-type="float" office:value="153.705673">
                <text:p>153.705673</text:p>
              </table:table-cell>
              <table:table-cell office:value-type="float" office:value="149.190079">
                <text:p>149.190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36.134304">
                <text:p>36.134304</text:p>
              </table:table-cell>
              <table:table-cell office:value-type="float" office:value="152.505676">
                <text:p>152.505676</text:p>
              </table:table-cell>
              <table:table-cell office:value-type="float" office:value="147.190079">
                <text:p>147.190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37.334305">
                <text:p>37.334305</text:p>
              </table:table-cell>
              <table:table-cell office:value-type="float" office:value="151.305679">
                <text:p>151.305679</text:p>
              </table:table-cell>
              <table:table-cell office:value-type="float" office:value="145.190079">
                <text:p>145.190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38.534306">
                <text:p>38.534306</text:p>
              </table:table-cell>
              <table:table-cell office:value-type="float" office:value="150.105682">
                <text:p>150.105682</text:p>
              </table:table-cell>
              <table:table-cell office:value-type="float" office:value="143.190079">
                <text:p>143.190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9.734306">
                <text:p>39.734306</text:p>
              </table:table-cell>
              <table:table-cell office:value-type="float" office:value="148.905685">
                <text:p>148.905685</text:p>
              </table:table-cell>
              <table:table-cell office:value-type="float" office:value="141.190079">
                <text:p>141.19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0.934307">
                <text:p>40.934307</text:p>
              </table:table-cell>
              <table:table-cell office:value-type="float" office:value="147.705688">
                <text:p>147.705688</text:p>
              </table:table-cell>
              <table:table-cell office:value-type="float" office:value="139.190079">
                <text:p>139.190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42.134308">
                <text:p>42.134308</text:p>
              </table:table-cell>
              <table:table-cell office:value-type="float" office:value="146.505692">
                <text:p>146.505692</text:p>
              </table:table-cell>
              <table:table-cell office:value-type="float" office:value="137.190079">
                <text:p>137.190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43.334309">
                <text:p>43.334309</text:p>
              </table:table-cell>
              <table:table-cell office:value-type="float" office:value="145.305695">
                <text:p>145.305695</text:p>
              </table:table-cell>
              <table:table-cell office:value-type="float" office:value="135.190079">
                <text:p>135.190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44.534309">
                <text:p>44.534309</text:p>
              </table:table-cell>
              <table:table-cell office:value-type="float" office:value="144.105698">
                <text:p>144.105698</text:p>
              </table:table-cell>
              <table:table-cell office:value-type="float" office:value="133.190079">
                <text:p>133.190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45.73431">
                <text:p>45.73431</text:p>
              </table:table-cell>
              <table:table-cell office:value-type="float" office:value="142.905701">
                <text:p>142.905701</text:p>
              </table:table-cell>
              <table:table-cell office:value-type="float" office:value="131.190079">
                <text:p>131.190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46.934311">
                <text:p>46.934311</text:p>
              </table:table-cell>
              <table:table-cell office:value-type="float" office:value="141.705704">
                <text:p>141.705704</text:p>
              </table:table-cell>
              <table:table-cell office:value-type="float" office:value="129.190079">
                <text:p>129.190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48.134312">
                <text:p>48.134312</text:p>
              </table:table-cell>
              <table:table-cell office:value-type="float" office:value="140.505707">
                <text:p>140.505707</text:p>
              </table:table-cell>
              <table:table-cell office:value-type="float" office:value="127.190079">
                <text:p>127.190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49.334312">
                <text:p>49.334312</text:p>
              </table:table-cell>
              <table:table-cell office:value-type="float" office:value="139.30571">
                <text:p>139.30571</text:p>
              </table:table-cell>
              <table:table-cell office:value-type="float" office:value="125.190079">
                <text:p>125.190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50.534313">
                <text:p>50.534313</text:p>
              </table:table-cell>
              <table:table-cell office:value-type="float" office:value="138.105713">
                <text:p>138.105713</text:p>
              </table:table-cell>
              <table:table-cell office:value-type="float" office:value="123.190079">
                <text:p>123.190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51.734314">
                <text:p>51.734314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21.190079">
                <text:p>121.190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52.934315">
                <text:p>52.93431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9.190079">
                <text:p>119.190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54.134315">
                <text:p>54.13431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7.190079">
                <text:p>117.190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55.334316">
                <text:p>55.334316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5.190079">
                <text:p>115.190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56.534317">
                <text:p>56.534317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3.190079">
                <text:p>113.190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57.734318">
                <text:p>57.73431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11.190079">
                <text:p>111.190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58.934319">
                <text:p>58.93431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9.190079">
                <text:p>109.190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60.134319">
                <text:p>60.13431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7.190079">
                <text:p>107.19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61.33432">
                <text:p>61.3343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5.190079">
                <text:p>105.19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62.534321">
                <text:p>62.534321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3.190079">
                <text:p>103.190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63.734322">
                <text:p>63.73432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101.190079">
                <text:p>101.190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64.934319">
                <text:p>64.93431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9.190079">
                <text:p>99.190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66.134315">
                <text:p>66.13431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7.190079">
                <text:p>97.190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67.334312">
                <text:p>67.33431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5.190079">
                <text:p>95.190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68.534309">
                <text:p>68.53430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3.190079">
                <text:p>93.190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69.734306">
                <text:p>69.734306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70.934303">
                <text:p>70.934303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72.1343">
                <text:p>72.1343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73.334297">
                <text:p>73.334297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74.534294">
                <text:p>74.534294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75.734291">
                <text:p>75.734291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76.934288">
                <text:p>76.93428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78.134285">
                <text:p>78.134285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79.334282">
                <text:p>79.334282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80.534279">
                <text:p>80.534279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81.734276">
                <text:p>81.734276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3cm" svg:height="6.317cm" xlink:href=".." xlink:type="simple" chart:class="chart:scatter" chart:style-name="ch1">
        <chart:legend chart:legend-position="end" svg:x="8.668cm" svg:y="2.361cm" style:legend-expansion="high" chart:style-name="ch2"/>
        <chart:plot-area chart:style-name="ch3" svg:x="0.224cm" svg:y="0.126cm" svg:width="8.22cm" svg:height="6.065cm">
          <chart:coordinate-region svg:x="1.071cm" svg:y="0.325cm" svg:width="7.232cm" svg:height="4.7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5:Sheet1.G83" chart:label-cell-address="Sheet1.G4:Sheet1.G4" chart:class="chart:scatter">
            <chart:domain table:cell-range-address="Sheet1.F5:Sheet1.F83"/>
            <chart:data-point chart:repeated="79"/>
          </chart:series>
          <chart:series chart:style-name="ch8" chart:values-cell-range-address="Sheet1.H5:Sheet1.H83" chart:label-cell-address="Sheet1.H4:Sheet1.H4" chart:class="chart:scatter">
            <chart:data-point chart:repeated="79"/>
          </chart:series>
          <chart:series chart:style-name="ch9" chart:values-cell-range-address="Sheet1.I5:Sheet1.I83" chart:label-cell-address="Sheet1.I4:Sheet1.I4" chart:class="chart:scatte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ervoLeft</text:p>
                <draw:g>
                  <svg:desc>Sheet1.G4:Sheet1.G4</svg:desc>
                </draw:g>
              </table:table-cell>
              <table:table-cell office:value-type="string">
                <text:p> servoRight</text:p>
                <draw:g>
                  <svg:desc>Sheet1.H4:Sheet1.H4</svg:desc>
                </draw:g>
              </table:table-cell>
              <table:table-cell office:value-type="string">
                <text:p> servoZ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5:Sheet1.F83</svg:desc>
                </draw:g>
              </table:table-cell>
              <table:table-cell office:value-type="float" office:value="83.808975">
                <text:p>83.808975</text:p>
                <draw:g>
                  <svg:desc>Sheet1.G5:Sheet1.G83</svg:desc>
                </draw:g>
              </table:table-cell>
              <table:table-cell office:value-type="float" office:value="135.882996">
                <text:p>135.882996</text:p>
                <draw:g>
                  <svg:desc>Sheet1.H5:Sheet1.H83</svg:desc>
                </draw:g>
              </table:table-cell>
              <table:table-cell office:value-type="float" office:value="90.5">
                <text:p>90.5</text:p>
                <draw:g>
                  <svg:desc>Sheet1.I5:Sheet1.I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85.008972">
                <text:p>85.008972</text:p>
              </table:table-cell>
              <table:table-cell office:value-type="float" office:value="134.682999">
                <text:p>134.682999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6.208969">
                <text:p>86.208969</text:p>
              </table:table-cell>
              <table:table-cell office:value-type="float" office:value="133.483002">
                <text:p>133.48300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87.408966">
                <text:p>87.408966</text:p>
              </table:table-cell>
              <table:table-cell office:value-type="float" office:value="132.283005">
                <text:p>132.28300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88.608963">
                <text:p>88.608963</text:p>
              </table:table-cell>
              <table:table-cell office:value-type="float" office:value="131.083008">
                <text:p>131.083008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89.80896">
                <text:p>89.80896</text:p>
              </table:table-cell>
              <table:table-cell office:value-type="float" office:value="129.883011">
                <text:p>129.883011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91.008957">
                <text:p>91.008957</text:p>
              </table:table-cell>
              <table:table-cell office:value-type="float" office:value="128.683014">
                <text:p>128.683014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92.208954">
                <text:p>92.208954</text:p>
              </table:table-cell>
              <table:table-cell office:value-type="float" office:value="127.483017">
                <text:p>127.48301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93.408951">
                <text:p>93.408951</text:p>
              </table:table-cell>
              <table:table-cell office:value-type="float" office:value="126.28302">
                <text:p>126.2830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4.608948">
                <text:p>94.608948</text:p>
              </table:table-cell>
              <table:table-cell office:value-type="float" office:value="125.083023">
                <text:p>125.08302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95.808945">
                <text:p>95.808945</text:p>
              </table:table-cell>
              <table:table-cell office:value-type="float" office:value="123.883026">
                <text:p>123.883026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97.008942">
                <text:p>97.008942</text:p>
              </table:table-cell>
              <table:table-cell office:value-type="float" office:value="122.683029">
                <text:p>122.68302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98.208939">
                <text:p>98.208939</text:p>
              </table:table-cell>
              <table:table-cell office:value-type="float" office:value="121.483032">
                <text:p>121.483032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99.408936">
                <text:p>99.408936</text:p>
              </table:table-cell>
              <table:table-cell office:value-type="float" office:value="120.283035">
                <text:p>120.28303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00.608932">
                <text:p>100.608932</text:p>
              </table:table-cell>
              <table:table-cell office:value-type="float" office:value="119.083038">
                <text:p>119.08303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01.808929">
                <text:p>101.808929</text:p>
              </table:table-cell>
              <table:table-cell office:value-type="float" office:value="117.883041">
                <text:p>117.88304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03.008926">
                <text:p>103.008926</text:p>
              </table:table-cell>
              <table:table-cell office:value-type="float" office:value="116.683044">
                <text:p>116.68304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04.208923">
                <text:p>104.208923</text:p>
              </table:table-cell>
              <table:table-cell office:value-type="float" office:value="115.483047">
                <text:p>115.48304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05.40892">
                <text:p>105.40892</text:p>
              </table:table-cell>
              <table:table-cell office:value-type="float" office:value="114.283051">
                <text:p>114.28305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106.608917">
                <text:p>106.608917</text:p>
              </table:table-cell>
              <table:table-cell office:value-type="float" office:value="113.083054">
                <text:p>113.08305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07.808914">
                <text:p>107.808914</text:p>
              </table:table-cell>
              <table:table-cell office:value-type="float" office:value="111.883057">
                <text:p>111.88305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109.008911">
                <text:p>109.008911</text:p>
              </table:table-cell>
              <table:table-cell office:value-type="float" office:value="110.68306">
                <text:p>110.6830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110.208908">
                <text:p>110.208908</text:p>
              </table:table-cell>
              <table:table-cell office:value-type="float" office:value="109.483063">
                <text:p>109.483063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111.408905">
                <text:p>111.408905</text:p>
              </table:table-cell>
              <table:table-cell office:value-type="float" office:value="108.283066">
                <text:p>108.283066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12.608902">
                <text:p>112.608902</text:p>
              </table:table-cell>
              <table:table-cell office:value-type="float" office:value="107.083069">
                <text:p>107.08306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113.808899">
                <text:p>113.808899</text:p>
              </table:table-cell>
              <table:table-cell office:value-type="float" office:value="105.883072">
                <text:p>105.88307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115.008896">
                <text:p>115.008896</text:p>
              </table:table-cell>
              <table:table-cell office:value-type="float" office:value="104.683075">
                <text:p>104.68307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116.208893">
                <text:p>116.208893</text:p>
              </table:table-cell>
              <table:table-cell office:value-type="float" office:value="103.483078">
                <text:p>103.48307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117.40889">
                <text:p>117.40889</text:p>
              </table:table-cell>
              <table:table-cell office:value-type="float" office:value="102.283081">
                <text:p>102.28308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118.608887">
                <text:p>118.608887</text:p>
              </table:table-cell>
              <table:table-cell office:value-type="float" office:value="101.083084">
                <text:p>101.08308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119.808884">
                <text:p>119.808884</text:p>
              </table:table-cell>
              <table:table-cell office:value-type="float" office:value="99.883087">
                <text:p>99.88308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121.008881">
                <text:p>121.008881</text:p>
              </table:table-cell>
              <table:table-cell office:value-type="float" office:value="98.68309">
                <text:p>98.6830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122.208878">
                <text:p>122.208878</text:p>
              </table:table-cell>
              <table:table-cell office:value-type="float" office:value="97.483093">
                <text:p>97.48309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123.408875">
                <text:p>123.408875</text:p>
              </table:table-cell>
              <table:table-cell office:value-type="float" office:value="96.283096">
                <text:p>96.28309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124.608871">
                <text:p>124.608871</text:p>
              </table:table-cell>
              <table:table-cell office:value-type="float" office:value="95.083099">
                <text:p>95.08309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125.808868">
                <text:p>125.808868</text:p>
              </table:table-cell>
              <table:table-cell office:value-type="float" office:value="93.883102">
                <text:p>93.88310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27.008865">
                <text:p>127.008865</text:p>
              </table:table-cell>
              <table:table-cell office:value-type="float" office:value="92.683105">
                <text:p>92.68310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128.208862">
                <text:p>128.208862</text:p>
              </table:table-cell>
              <table:table-cell office:value-type="float" office:value="91.483109">
                <text:p>91.48310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129.408859">
                <text:p>129.408859</text:p>
              </table:table-cell>
              <table:table-cell office:value-type="float" office:value="90.283112">
                <text:p>90.28311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130.608856">
                <text:p>130.608856</text:p>
              </table:table-cell>
              <table:table-cell office:value-type="float" office:value="89.083115">
                <text:p>89.08311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131.808853">
                <text:p>131.808853</text:p>
              </table:table-cell>
              <table:table-cell office:value-type="float" office:value="87.883118">
                <text:p>87.883118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133.00885">
                <text:p>133.00885</text:p>
              </table:table-cell>
              <table:table-cell office:value-type="float" office:value="86.683121">
                <text:p>86.683121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134.208847">
                <text:p>134.208847</text:p>
              </table:table-cell>
              <table:table-cell office:value-type="float" office:value="85.483124">
                <text:p>85.48312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35.408844">
                <text:p>135.408844</text:p>
              </table:table-cell>
              <table:table-cell office:value-type="float" office:value="84.283127">
                <text:p>84.28312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136.608841">
                <text:p>136.608841</text:p>
              </table:table-cell>
              <table:table-cell office:value-type="float" office:value="83.08313">
                <text:p>83.0831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137.808838">
                <text:p>137.808838</text:p>
              </table:table-cell>
              <table:table-cell office:value-type="float" office:value="81.883133">
                <text:p>81.88313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39.008835">
                <text:p>139.008835</text:p>
              </table:table-cell>
              <table:table-cell office:value-type="float" office:value="80.683136">
                <text:p>80.68313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140.208832">
                <text:p>140.208832</text:p>
              </table:table-cell>
              <table:table-cell office:value-type="float" office:value="79.483139">
                <text:p>79.483139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8.283142">
                <text:p>78.283142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7.083145">
                <text:p>77.08314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5.883148">
                <text:p>75.883148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4.683151">
                <text:p>74.683151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3.483154">
                <text:p>73.48315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2.283157">
                <text:p>72.28315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71.08316">
                <text:p>71.0831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9.883163">
                <text:p>69.88316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8.683167">
                <text:p>68.68316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7.48317">
                <text:p>67.4831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6.283173">
                <text:p>66.28317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5.083176">
                <text:p>65.08317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3.883175">
                <text:p>63.88317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2.683174">
                <text:p>62.68317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1.483173">
                <text:p>61.48317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60.283173">
                <text:p>60.28317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9.083172">
                <text:p>59.083172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7.883171">
                <text:p>57.883171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6.68317">
                <text:p>56.6831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5.48317">
                <text:p>55.4831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4.283169">
                <text:p>54.283169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3.083168">
                <text:p>53.083168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1.883167">
                <text:p>51.88316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50.683167">
                <text:p>50.683167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9.483166">
                <text:p>49.483166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8.283165">
                <text:p>48.283165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7.083164">
                <text:p>47.083164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5.883163">
                <text:p>45.88316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4.683163">
                <text:p>44.683163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3.483162">
                <text:p>43.483162</text:p>
              </table:table-cell>
              <table:table-cell office:value-type="float" office:value="13.809933">
                <text:p>13.8099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98cm" svg:height="6.074cm" xlink:href=".." xlink:type="simple" chart:class="chart:scatter" chart:style-name="ch1">
        <chart:legend chart:legend-position="end" svg:x="7.647cm" svg:y="2.24cm" style:legend-expansion="high" chart:style-name="ch2"/>
        <chart:plot-area chart:style-name="ch3" svg:x="0.215cm" svg:y="0.121cm" svg:width="7.217cm" svg:height="5.832cm">
          <chart:coordinate-region svg:x="1.557cm" svg:y="0.32cm" svg:width="5.574cm" svg:height="4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5:Sheet1.M17" chart:label-cell-address="Sheet1.M4:Sheet1.M4" chart:class="chart:scatter">
            <chart:domain table:cell-range-address="Sheet1.L5:Sheet1.L17"/>
            <chart:data-point chart:repeated="13"/>
          </chart:series>
          <chart:series chart:style-name="ch8" chart:values-cell-range-address="Sheet1.N5:Sheet1.N17" chart:label-cell-address="Sheet1.N4:Sheet1.N4" chart:class="chart:scatter">
            <chart:data-point chart:repeated="13"/>
          </chart:series>
          <chart:series chart:style-name="ch9" chart:values-cell-range-address="Sheet1.O5:Sheet1.O17" chart:label-cell-address="Sheet1.O4:Sheet1.O4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ervoLeft</text:p>
                <draw:g>
                  <svg:desc>Sheet1.M4:Sheet1.M4</svg:desc>
                </draw:g>
              </table:table-cell>
              <table:table-cell office:value-type="string">
                <text:p> servoRight</text:p>
                <draw:g>
                  <svg:desc>Sheet1.N4:Sheet1.N4</svg:desc>
                </draw:g>
              </table:table-cell>
              <table:table-cell office:value-type="string">
                <text:p> servoZ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5:Sheet1.L17</svg:desc>
                </draw:g>
              </table:table-cell>
              <table:table-cell office:value-type="float" office:value="27.149498">
                <text:p>27.149498</text:p>
                <draw:g>
                  <svg:desc>Sheet1.M5:Sheet1.M17</svg:desc>
                </draw:g>
              </table:table-cell>
              <table:table-cell office:value-type="float" office:value="164.252716">
                <text:p>164.252716</text:p>
                <draw:g>
                  <svg:desc>Sheet1.N5:Sheet1.N17</svg:desc>
                </draw:g>
              </table:table-cell>
              <table:table-cell office:value-type="float" office:value="164.190079">
                <text:p>164.190079</text:p>
                <draw:g>
                  <svg:desc>Sheet1.O5:Sheet1.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2.564701">
                <text:p>32.564701</text:p>
              </table:table-cell>
              <table:table-cell office:value-type="float" office:value="161.599792">
                <text:p>161.599792</text:p>
              </table:table-cell>
              <table:table-cell office:value-type="float" office:value="157.190079">
                <text:p>157.190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7.979904">
                <text:p>37.979904</text:p>
              </table:table-cell>
              <table:table-cell office:value-type="float" office:value="158.946869">
                <text:p>158.946869</text:p>
              </table:table-cell>
              <table:table-cell office:value-type="float" office:value="150.190079">
                <text:p>150.19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3.395107">
                <text:p>43.395107</text:p>
              </table:table-cell>
              <table:table-cell office:value-type="float" office:value="156.293945">
                <text:p>156.293945</text:p>
              </table:table-cell>
              <table:table-cell office:value-type="float" office:value="143.190079">
                <text:p>143.19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8.81031">
                <text:p>48.81031</text:p>
              </table:table-cell>
              <table:table-cell office:value-type="float" office:value="153.641022">
                <text:p>153.641022</text:p>
              </table:table-cell>
              <table:table-cell office:value-type="float" office:value="136.190079">
                <text:p>136.19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4.225513">
                <text:p>54.225513</text:p>
              </table:table-cell>
              <table:table-cell office:value-type="float" office:value="150.988098">
                <text:p>150.988098</text:p>
              </table:table-cell>
              <table:table-cell office:value-type="float" office:value="129.190079">
                <text:p>129.19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9.640717">
                <text:p>59.640717</text:p>
              </table:table-cell>
              <table:table-cell office:value-type="float" office:value="148.335175">
                <text:p>148.335175</text:p>
              </table:table-cell>
              <table:table-cell office:value-type="float" office:value="122.190079">
                <text:p>122.190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65.055923">
                <text:p>65.055923</text:p>
              </table:table-cell>
              <table:table-cell office:value-type="float" office:value="145.682266">
                <text:p>145.682266</text:p>
              </table:table-cell>
              <table:table-cell office:value-type="float" office:value="115.190079">
                <text:p>115.190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70.47113">
                <text:p>70.47113</text:p>
              </table:table-cell>
              <table:table-cell office:value-type="float" office:value="143.029343">
                <text:p>143.029343</text:p>
              </table:table-cell>
              <table:table-cell office:value-type="float" office:value="108.190079">
                <text:p>108.19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75.88633">
                <text:p>75.88633</text:p>
              </table:table-cell>
              <table:table-cell office:value-type="float" office:value="140.376434">
                <text:p>140.376434</text:p>
              </table:table-cell>
              <table:table-cell office:value-type="float" office:value="101.190079">
                <text:p>101.19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81.301529">
                <text:p>81.301529</text:p>
              </table:table-cell>
              <table:table-cell office:value-type="float" office:value="137.723511">
                <text:p>137.723511</text:p>
              </table:table-cell>
              <table:table-cell office:value-type="float" office:value="94.190079">
                <text:p>94.190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82.608978">
                <text:p>82.608978</text:p>
              </table:table-cell>
              <table:table-cell office:value-type="float" office:value="137.082993">
                <text:p>137.0829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94cm" svg:height="6.522cm" xlink:href=".." xlink:type="simple" chart:class="chart:scatter" chart:style-name="ch1">
        <chart:legend chart:legend-position="end" svg:x="8.443cm" svg:y="2.464cm" style:legend-expansion="high" chart:style-name="ch2"/>
        <chart:plot-area chart:style-name="ch3" svg:x="0.231cm" svg:y="0.13cm" svg:width="7.981cm" svg:height="6.262cm">
          <chart:coordinate-region svg:x="1.574cm" svg:y="0.329cm" svg:width="6.338cm" svg:height="5.4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5:Sheet1.R18" chart:label-cell-address="Sheet1.R4:Sheet1.R4" chart:class="chart:scatter">
            <chart:domain table:cell-range-address="Sheet1.Q5:Sheet1.Q18"/>
            <chart:data-point chart:repeated="14"/>
          </chart:series>
          <chart:series chart:style-name="ch8" chart:values-cell-range-address="Sheet1.S5:Sheet1.S18" chart:label-cell-address="Sheet1.S4:Sheet1.S4" chart:class="chart:scatter">
            <chart:data-point chart:repeated="14"/>
          </chart:series>
          <chart:series chart:style-name="ch9" chart:values-cell-range-address="Sheet1.T5:Sheet1.T18" chart:label-cell-address="Sheet1.T4:Sheet1.T4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ervoLeft</text:p>
                <draw:g>
                  <svg:desc>Sheet1.R4:Sheet1.R4</svg:desc>
                </draw:g>
              </table:table-cell>
              <table:table-cell office:value-type="string">
                <text:p> servoRight</text:p>
                <draw:g>
                  <svg:desc>Sheet1.S4:Sheet1.S4</svg:desc>
                </draw:g>
              </table:table-cell>
              <table:table-cell office:value-type="string">
                <text:p> servoZ</text:p>
                <draw:g>
                  <svg:desc>Sheet1.T4:Sheet1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5:Sheet1.Q18</svg:desc>
                </draw:g>
              </table:table-cell>
              <table:table-cell office:value-type="float" office:value="86.915253">
                <text:p>86.915253</text:p>
                <draw:g>
                  <svg:desc>Sheet1.R5:Sheet1.R18</svg:desc>
                </draw:g>
              </table:table-cell>
              <table:table-cell office:value-type="float" office:value="130.082993">
                <text:p>130.082993</text:p>
                <draw:g>
                  <svg:desc>Sheet1.S5:Sheet1.S18</svg:desc>
                </draw:g>
              </table:table-cell>
              <table:table-cell office:value-type="float" office:value="86.671722">
                <text:p>86.671722</text:p>
                <draw:g>
                  <svg:desc>Sheet1.T5:Sheet1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1.221527">
                <text:p>91.221527</text:p>
              </table:table-cell>
              <table:table-cell office:value-type="float" office:value="123.082993">
                <text:p>123.082993</text:p>
              </table:table-cell>
              <table:table-cell office:value-type="float" office:value="80.843445">
                <text:p>80.843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5.527802">
                <text:p>95.527802</text:p>
              </table:table-cell>
              <table:table-cell office:value-type="float" office:value="116.082993">
                <text:p>116.082993</text:p>
              </table:table-cell>
              <table:table-cell office:value-type="float" office:value="75.015167">
                <text:p>75.015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99.834076">
                <text:p>99.834076</text:p>
              </table:table-cell>
              <table:table-cell office:value-type="float" office:value="109.082993">
                <text:p>109.082993</text:p>
              </table:table-cell>
              <table:table-cell office:value-type="float" office:value="69.18689">
                <text:p>69.1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4.14035">
                <text:p>104.14035</text:p>
              </table:table-cell>
              <table:table-cell office:value-type="float" office:value="102.082993">
                <text:p>102.082993</text:p>
              </table:table-cell>
              <table:table-cell office:value-type="float" office:value="63.358612">
                <text:p>63.358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8.446625">
                <text:p>108.446625</text:p>
              </table:table-cell>
              <table:table-cell office:value-type="float" office:value="95.082993">
                <text:p>95.082993</text:p>
              </table:table-cell>
              <table:table-cell office:value-type="float" office:value="57.530334">
                <text:p>57.530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12.752899">
                <text:p>112.752899</text:p>
              </table:table-cell>
              <table:table-cell office:value-type="float" office:value="88.082993">
                <text:p>88.082993</text:p>
              </table:table-cell>
              <table:table-cell office:value-type="float" office:value="51.702057">
                <text:p>51.702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17.059174">
                <text:p>117.059174</text:p>
              </table:table-cell>
              <table:table-cell office:value-type="float" office:value="81.082993">
                <text:p>81.082993</text:p>
              </table:table-cell>
              <table:table-cell office:value-type="float" office:value="45.873779">
                <text:p>45.873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21.365448">
                <text:p>121.365448</text:p>
              </table:table-cell>
              <table:table-cell office:value-type="float" office:value="74.082993">
                <text:p>74.082993</text:p>
              </table:table-cell>
              <table:table-cell office:value-type="float" office:value="40.045502">
                <text:p>40.045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25.671722">
                <text:p>125.671722</text:p>
              </table:table-cell>
              <table:table-cell office:value-type="float" office:value="67.082993">
                <text:p>67.082993</text:p>
              </table:table-cell>
              <table:table-cell office:value-type="float" office:value="34.217224">
                <text:p>34.217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29.977997">
                <text:p>129.977997</text:p>
              </table:table-cell>
              <table:table-cell office:value-type="float" office:value="60.082993">
                <text:p>60.082993</text:p>
              </table:table-cell>
              <table:table-cell office:value-type="float" office:value="28.388947">
                <text:p>28.388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34.284271">
                <text:p>134.284271</text:p>
              </table:table-cell>
              <table:table-cell office:value-type="float" office:value="53.082993">
                <text:p>53.082993</text:p>
              </table:table-cell>
              <table:table-cell office:value-type="float" office:value="22.560669">
                <text:p>22.560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38.590546">
                <text:p>138.590546</text:p>
              </table:table-cell>
              <table:table-cell office:value-type="float" office:value="46.082993">
                <text:p>46.082993</text:p>
              </table:table-cell>
              <table:table-cell office:value-type="float" office:value="16.732391">
                <text:p>16.732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40.749832">
                <text:p>140.749832</text:p>
              </table:table-cell>
              <table:table-cell office:value-type="float" office:value="42.573002">
                <text:p>42.573002</text:p>
              </table:table-cell>
              <table:table-cell office:value-type="float" office:value="13.809933">
                <text:p>13.8099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36cm" svg:height="5.645cm" xlink:href=".." xlink:type="simple" chart:class="chart:scatter" chart:style-name="ch1">
        <chart:legend chart:legend-position="end" svg:x="6.885cm" svg:y="2.025cm" style:legend-expansion="high" chart:style-name="ch2"/>
        <chart:plot-area chart:style-name="ch3" svg:x="0.2cm" svg:y="0.112cm" svg:width="6.485cm" svg:height="5.421cm">
          <chart:coordinate-region svg:x="1.146cm" svg:y="0.311cm" svg:width="5.239cm" svg:height="4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54:Sheet1.M65" chart:label-cell-address="Sheet1.M53:Sheet1.M53" chart:class="chart:scatter">
            <chart:domain table:cell-range-address="Sheet1.L54:Sheet1.L65"/>
            <chart:data-point chart:repeated="12"/>
          </chart:series>
          <chart:series chart:style-name="ch8" chart:values-cell-range-address="Sheet1.N54:Sheet1.N65" chart:label-cell-address="Sheet1.N53:Sheet1.N53" chart:class="chart:scatter">
            <chart:data-point chart:repeated="12"/>
          </chart:series>
          <chart:series chart:style-name="ch9" chart:values-cell-range-address="Sheet1.O54:Sheet1.O65" chart:label-cell-address="Sheet1.O53:Sheet1.O53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ervoLeft</text:p>
                <draw:g>
                  <svg:desc>Sheet1.M53:Sheet1.M53</svg:desc>
                </draw:g>
              </table:table-cell>
              <table:table-cell office:value-type="string">
                <text:p> servoRight</text:p>
                <draw:g>
                  <svg:desc>Sheet1.N53:Sheet1.N53</svg:desc>
                </draw:g>
              </table:table-cell>
              <table:table-cell office:value-type="string">
                <text:p> servoZ</text:p>
                <draw:g>
                  <svg:desc>Sheet1.O53:Sheet1.O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54:Sheet1.L65</svg:desc>
                </draw:g>
              </table:table-cell>
              <table:table-cell office:value-type="float" office:value="5.415203">
                <text:p>5.415203</text:p>
                <draw:g>
                  <svg:desc>Sheet1.M54:Sheet1.M65</svg:desc>
                </draw:g>
              </table:table-cell>
              <table:table-cell office:value-type="float" office:value="2.65292">
                <text:p>2.65292</text:p>
                <draw:g>
                  <svg:desc>Sheet1.N54:Sheet1.N65</svg:desc>
                </draw:g>
              </table:table-cell>
              <table:table-cell office:value-type="float" office:value="7">
                <text:p>7</text:p>
                <draw:g>
                  <svg:desc>Sheet1.O54:Sheet1.O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2">
                <text:p>2.65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9">
                <text:p>2.6529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8">
                <text:p>2.652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7">
                <text:p>2.6529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5.415204">
                <text:p>5.415204</text:p>
              </table:table-cell>
              <table:table-cell office:value-type="float" office:value="2.652915">
                <text:p>2.6529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18">
                <text:p>2.652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5.415201">
                <text:p>5.415201</text:p>
              </table:table-cell>
              <table:table-cell office:value-type="float" office:value="2.652915">
                <text:p>2.6529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.415203">
                <text:p>5.415203</text:p>
              </table:table-cell>
              <table:table-cell office:value-type="float" office:value="2.652921">
                <text:p>2.6529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5.415218">
                <text:p>5.415218</text:p>
              </table:table-cell>
              <table:table-cell office:value-type="float" office:value="2.65291">
                <text:p>2.6529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76cm" svg:height="5.837cm" xlink:href=".." xlink:type="simple" chart:class="chart:scatter" chart:style-name="ch1">
        <chart:legend chart:legend-position="end" svg:x="7.225cm" svg:y="2.121cm" style:legend-expansion="high" chart:style-name="ch2"/>
        <chart:plot-area chart:style-name="ch3" svg:x="0.207cm" svg:y="0.116cm" svg:width="6.811cm" svg:height="5.605cm">
          <chart:coordinate-region svg:x="1.153cm" svg:y="0.315cm" svg:width="5.565cm" svg:height="4.7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54:Sheet1.R67" chart:label-cell-address="Sheet1.R53:Sheet1.R53" chart:class="chart:scatter">
            <chart:domain table:cell-range-address="Sheet1.Q54:Sheet1.Q67"/>
            <chart:data-point chart:repeated="14"/>
          </chart:series>
          <chart:series chart:style-name="ch8" chart:values-cell-range-address="Sheet1.S54:Sheet1.S67" chart:label-cell-address="Sheet1.S53:Sheet1.S53" chart:class="chart:scatter">
            <chart:data-point chart:repeated="14"/>
          </chart:series>
          <chart:series chart:style-name="ch9" chart:values-cell-range-address="Sheet1.T54:Sheet1.T67" chart:label-cell-address="Sheet1.T53:Sheet1.T53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ervoLeft</text:p>
                <draw:g>
                  <svg:desc>Sheet1.R53:Sheet1.R53</svg:desc>
                </draw:g>
              </table:table-cell>
              <table:table-cell office:value-type="string">
                <text:p> servoRight</text:p>
                <draw:g>
                  <svg:desc>Sheet1.S53:Sheet1.S53</svg:desc>
                </draw:g>
              </table:table-cell>
              <table:table-cell office:value-type="string">
                <text:p> servoZ</text:p>
                <draw:g>
                  <svg:desc>Sheet1.T53:Sheet1.T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54:Sheet1.Q67</svg:desc>
                </draw:g>
              </table:table-cell>
              <table:table-cell office:value-type="float" office:value="4.306274">
                <text:p>4.306274</text:p>
                <draw:g>
                  <svg:desc>Sheet1.R54:Sheet1.R67</svg:desc>
                </draw:g>
              </table:table-cell>
              <table:table-cell office:value-type="float" office:value="7">
                <text:p>7</text:p>
                <draw:g>
                  <svg:desc>Sheet1.S54:Sheet1.S67</svg:desc>
                </draw:g>
              </table:table-cell>
              <table:table-cell office:value-type="float" office:value="5.828277">
                <text:p>5.828277</text:p>
                <draw:g>
                  <svg:desc>Sheet1.T54:Sheet1.T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306274">
                <text:p>4.306274</text:p>
              </table:table-cell>
              <table:table-cell office:value-type="float" office:value="7">
                <text:p>7</text:p>
              </table:table-cell>
              <table:table-cell office:value-type="float" office:value="5.828277">
                <text:p>5.828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.306274">
                <text:p>4.306274</text:p>
              </table:table-cell>
              <table:table-cell office:value-type="float" office:value="7">
                <text:p>7</text:p>
              </table:table-cell>
              <table:table-cell office:value-type="float" office:value="5.828277">
                <text:p>5.82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.306274">
                <text:p>4.306274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.306275">
                <text:p>4.306275</text:p>
              </table:table-cell>
              <table:table-cell office:value-type="float" office:value="7">
                <text:p>7</text:p>
              </table:table-cell>
              <table:table-cell office:value-type="float" office:value="5.828278">
                <text:p>5.828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.306276">
                <text:p>4.306276</text:p>
              </table:table-cell>
              <table:table-cell office:value-type="float" office:value="7">
                <text:p>7</text:p>
              </table:table-cell>
              <table:table-cell office:value-type="float" office:value="5.828279">
                <text:p>5.828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4.306281">
                <text:p>4.306281</text:p>
              </table:table-cell>
              <table:table-cell office:value-type="float" office:value="7">
                <text:p>7</text:p>
              </table:table-cell>
              <table:table-cell office:value-type="float" office:value="5.82828">
                <text:p>5.82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